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554cm" svg:y="0.49cm">
            <draw:object draw:notify-on-update-of-ranges="Sheet1.A52:Sheet1.A71 Sheet1.E51:Sheet1.E51 Sheet1.E52:Sheet1.E71 Sheet1.A52:Sheet1.A71 Sheet1.F51:Sheet1.F51 Sheet1.F52:Sheet1.F71 Sheet1.A52:Sheet1.A71 Sheet1.G51:Sheet1.G51 Sheet1.G52:Sheet1.G71 Sheet1.A52:Sheet1.A71 Sheet1.C51:Sheet1.C51 Sheet1.C52:Sheet1.C71 Sheet1.A52:Sheet1.A71 Sheet1.I6:Sheet1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586cm" svg:y="10.12cm">
            <draw:object draw:notify-on-update-of-ranges="Sheet1.A52:Sheet1.A71 Sheet1.M51:Sheet1.M51 Sheet1.M52:Sheet1.M71 Sheet1.A52:Sheet1.A71 Sheet1.N51:Sheet1.N51 Sheet1.N52:Sheet1.N71 Sheet1.A52:Sheet1.A71 Sheet1.O51:Sheet1.O51 Sheet1.O52:Sheet1.O71 Sheet1.A52:Sheet1.A71 Sheet1.P51:Sheet1.P51 Sheet1.P52:Sheet1.P71 Sheet1.A52:Sheet1.A71 Sheet1.Q51:Sheet1.Q51 Sheet1.Q52:Sheet1.Q71 Sheet1.A52:Sheet1.A71 Sheet1.R51:Sheet1.R51 Sheet1.R52:Sheet1.R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48.557cm" svg:y="19.995cm">
            <draw:object draw:notify-on-update-of-ranges="Sheet1.G52:Sheet1.G71 Sheet1.G6:Sheet1.G25 Sheet1.I52:Sheet1.I71 Sheet1.G29:Sheet1.G48 Sheet1.G52:Sheet1.G71 Sheet1.F51:Sheet1.F51 Sheet1.F52:Sheet1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babilistic ranking 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929689072" calcext:value-type="float">
            <text:p>11929689072</text:p>
          </table:table-cell>
          <table:table-cell office:value-type="float" office:value="58959786780" calcext:value-type="float">
            <text:p>58959786780</text:p>
          </table:table-cell>
          <table:table-cell office:value-type="float" office:value="0.35972" calcext:value-type="float">
            <text:p>3.60E-01</text:p>
          </table:table-cell>
          <table:table-cell/>
          <table:table-cell office:value-type="float" office:value="69.762358" calcext:value-type="float">
            <text:p>69.762358</text:p>
          </table:table-cell>
          <table:table-cell office:value-type="float" office:value="6.28214" calcext:value-type="float">
            <text:p>6.28214</text:p>
          </table:table-cell>
          <table:table-cell office:value-type="float" office:value="22.361757" calcext:value-type="float">
            <text:p>22.361757</text:p>
          </table:table-cell>
          <table:table-cell office:value-type="float" office:value="11.924089" calcext:value-type="float">
            <text:p>11.924089</text:p>
          </table:table-cell>
          <table:table-cell office:value-type="float" office:value="9.551316" calcext:value-type="float">
            <text:p>9.551316</text:p>
          </table:table-cell>
          <table:table-cell office:value-type="float" office:value="8.011747" calcext:value-type="float">
            <text:p>8.011747</text:p>
          </table:table-cell>
          <table:table-cell office:value-type="float" office:value="9.830743" calcext:value-type="float">
            <text:p>9.830743</text:p>
          </table:table-cell>
          <table:table-cell/>
          <table:table-cell office:value-type="float" office:value="0.270514" calcext:value-type="float">
            <text:p>0.270514</text:p>
          </table:table-cell>
          <table:table-cell office:value-type="float" office:value="0.163361823103805" calcext:value-type="float">
            <text:p>0.163361823103805</text:p>
          </table:table-cell>
          <table:table-cell office:value-type="float" office:value="0.173197835909813" calcext:value-type="float">
            <text:p>0.1731978359098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93922543" calcext:value-type="float">
            <text:p>11293922543</text:p>
          </table:table-cell>
          <table:table-cell office:value-type="float" office:value="54256811616" calcext:value-type="float">
            <text:p>54256811616</text:p>
          </table:table-cell>
          <table:table-cell office:value-type="float" office:value="0.354078" calcext:value-type="float">
            <text:p>3.54E-01</text:p>
          </table:table-cell>
          <table:table-cell/>
          <table:table-cell office:value-type="float" office:value="68.761388" calcext:value-type="float">
            <text:p>68.761388</text:p>
          </table:table-cell>
          <table:table-cell office:value-type="float" office:value="6.229541" calcext:value-type="float">
            <text:p>6.229541</text:p>
          </table:table-cell>
          <table:table-cell office:value-type="float" office:value="22.040874" calcext:value-type="float">
            <text:p>22.040874</text:p>
          </table:table-cell>
          <table:table-cell office:value-type="float" office:value="11.893969" calcext:value-type="float">
            <text:p>11.893969</text:p>
          </table:table-cell>
          <table:table-cell office:value-type="float" office:value="9.570656" calcext:value-type="float">
            <text:p>9.570656</text:p>
          </table:table-cell>
          <table:table-cell office:value-type="float" office:value="8.139573" calcext:value-type="float">
            <text:p>8.139573</text:p>
          </table:table-cell>
          <table:table-cell office:value-type="float" office:value="9.285121" calcext:value-type="float">
            <text:p>9.285121</text:p>
          </table:table-cell>
          <table:table-cell/>
          <table:table-cell office:value-type="float" office:value="0.271679" calcext:value-type="float">
            <text:p>0.271679</text:p>
          </table:table-cell>
          <table:table-cell office:value-type="float" office:value="0.167314695514806" calcext:value-type="float">
            <text:p>0.167314695514806</text:p>
          </table:table-cell>
          <table:table-cell office:value-type="float" office:value="0.162201007871328" calcext:value-type="float">
            <text:p>0.1622010078713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71693801" calcext:value-type="float">
            <text:p>10671693801</text:p>
          </table:table-cell>
          <table:table-cell office:value-type="float" office:value="49534623180" calcext:value-type="float">
            <text:p>49534623180</text:p>
          </table:table-cell>
          <table:table-cell office:value-type="float" office:value="0.349797" calcext:value-type="float">
            <text:p>3.50E-01</text:p>
          </table:table-cell>
          <table:table-cell/>
          <table:table-cell office:value-type="float" office:value="68.420069" calcext:value-type="float">
            <text:p>68.420069</text:p>
          </table:table-cell>
          <table:table-cell office:value-type="float" office:value="6.262303" calcext:value-type="float">
            <text:p>6.262303</text:p>
          </table:table-cell>
          <table:table-cell office:value-type="float" office:value="22.4623" calcext:value-type="float">
            <text:p>22.4623</text:p>
          </table:table-cell>
          <table:table-cell office:value-type="float" office:value="11.502798" calcext:value-type="float">
            <text:p>11.502798</text:p>
          </table:table-cell>
          <table:table-cell office:value-type="float" office:value="9.348516" calcext:value-type="float">
            <text:p>9.348516</text:p>
          </table:table-cell>
          <table:table-cell office:value-type="float" office:value="8.27091" calcext:value-type="float">
            <text:p>8.27091</text:p>
          </table:table-cell>
          <table:table-cell office:value-type="float" office:value="9.043332" calcext:value-type="float">
            <text:p>9.043332</text:p>
          </table:table-cell>
          <table:table-cell/>
          <table:table-cell office:value-type="float" office:value="0.273074" calcext:value-type="float">
            <text:p>0.273074</text:p>
          </table:table-cell>
          <table:table-cell office:value-type="float" office:value="0.15845132525164" calcext:value-type="float">
            <text:p>0.15845132525164</text:p>
          </table:table-cell>
          <table:table-cell office:value-type="float" office:value="0.168896761959783" calcext:value-type="float">
            <text:p>0.1688967619597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046143290" calcext:value-type="float">
            <text:p>10046143290</text:p>
          </table:table-cell>
          <table:table-cell office:value-type="float" office:value="44542755072" calcext:value-type="float">
            <text:p>44542755072</text:p>
          </table:table-cell>
          <table:table-cell office:value-type="float" office:value="0.344634" calcext:value-type="float">
            <text:p>3.45E-01</text:p>
          </table:table-cell>
          <table:table-cell/>
          <table:table-cell office:value-type="float" office:value="67.752053" calcext:value-type="float">
            <text:p>67.752053</text:p>
          </table:table-cell>
          <table:table-cell office:value-type="float" office:value="6.232761" calcext:value-type="float">
            <text:p>6.232761</text:p>
          </table:table-cell>
          <table:table-cell office:value-type="float" office:value="22.142399" calcext:value-type="float">
            <text:p>22.142399</text:p>
          </table:table-cell>
          <table:table-cell office:value-type="float" office:value="11.323218" calcext:value-type="float">
            <text:p>11.323218</text:p>
          </table:table-cell>
          <table:table-cell office:value-type="float" office:value="8.990858" calcext:value-type="float">
            <text:p>8.990858</text:p>
          </table:table-cell>
          <table:table-cell office:value-type="float" office:value="8.461521" calcext:value-type="float">
            <text:p>8.461521</text:p>
          </table:table-cell>
          <table:table-cell office:value-type="float" office:value="8.855283" calcext:value-type="float">
            <text:p>8.855283</text:p>
          </table:table-cell>
          <table:table-cell/>
          <table:table-cell office:value-type="float" office:value="0.28131" calcext:value-type="float">
            <text:p>0.28131</text:p>
          </table:table-cell>
          <table:table-cell office:value-type="float" office:value="0.148238847008619" calcext:value-type="float">
            <text:p>0.148238847008619</text:p>
          </table:table-cell>
          <table:table-cell office:value-type="float" office:value="0.180318953396956" calcext:value-type="float">
            <text:p>0.1803189533969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10479351" calcext:value-type="float">
            <text:p>9410479351</text:p>
          </table:table-cell>
          <table:table-cell office:value-type="float" office:value="39312003744" calcext:value-type="float">
            <text:p>39312003744</text:p>
          </table:table-cell>
          <table:table-cell office:value-type="float" office:value="0.340773" calcext:value-type="float">
            <text:p>3.41E-01</text:p>
          </table:table-cell>
          <table:table-cell/>
          <table:table-cell office:value-type="float" office:value="64.222928" calcext:value-type="float">
            <text:p>64.222928</text:p>
          </table:table-cell>
          <table:table-cell office:value-type="float" office:value="6.184909" calcext:value-type="float">
            <text:p>6.184909</text:p>
          </table:table-cell>
          <table:table-cell office:value-type="float" office:value="20.607896" calcext:value-type="float">
            <text:p>20.607896</text:p>
          </table:table-cell>
          <table:table-cell office:value-type="float" office:value="10.680359" calcext:value-type="float">
            <text:p>10.680359</text:p>
          </table:table-cell>
          <table:table-cell office:value-type="float" office:value="8.653214" calcext:value-type="float">
            <text:p>8.653214</text:p>
          </table:table-cell>
          <table:table-cell office:value-type="float" office:value="8.62287" calcext:value-type="float">
            <text:p>8.62287</text:p>
          </table:table-cell>
          <table:table-cell office:value-type="float" office:value="7.799475" calcext:value-type="float">
            <text:p>7.799475</text:p>
          </table:table-cell>
          <table:table-cell/>
          <table:table-cell office:value-type="float" office:value="0.2733" calcext:value-type="float">
            <text:p>0.2733</text:p>
          </table:table-cell>
          <table:table-cell office:value-type="float" office:value="0.142059011030912" calcext:value-type="float">
            <text:p>0.142059011030912</text:p>
          </table:table-cell>
          <table:table-cell office:value-type="float" office:value="0.16885768904652" calcext:value-type="float">
            <text:p>0.168857689046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602159460" calcext:value-type="float">
            <text:p>8602159460</text:p>
          </table:table-cell>
          <table:table-cell office:value-type="float" office:value="34582237560" calcext:value-type="float">
            <text:p>34582237560</text:p>
          </table:table-cell>
          <table:table-cell office:value-type="float" office:value="0.339082" calcext:value-type="float">
            <text:p>3.39E-01</text:p>
          </table:table-cell>
          <table:table-cell/>
          <table:table-cell office:value-type="float" office:value="63.829676" calcext:value-type="float">
            <text:p>63.829676</text:p>
          </table:table-cell>
          <table:table-cell office:value-type="float" office:value="6.199243" calcext:value-type="float">
            <text:p>6.199243</text:p>
          </table:table-cell>
          <table:table-cell office:value-type="float" office:value="20.648265" calcext:value-type="float">
            <text:p>20.648265</text:p>
          </table:table-cell>
          <table:table-cell office:value-type="float" office:value="10.234018" calcext:value-type="float">
            <text:p>10.234018</text:p>
          </table:table-cell>
          <table:table-cell office:value-type="float" office:value="8.66237" calcext:value-type="float">
            <text:p>8.66237</text:p>
          </table:table-cell>
          <table:table-cell office:value-type="float" office:value="8.852627" calcext:value-type="float">
            <text:p>8.852627</text:p>
          </table:table-cell>
          <table:table-cell office:value-type="float" office:value="7.618142" calcext:value-type="float">
            <text:p>7.618142</text:p>
          </table:table-cell>
          <table:table-cell/>
          <table:table-cell office:value-type="float" office:value="0.300657" calcext:value-type="float">
            <text:p>0.300657</text:p>
          </table:table-cell>
          <table:table-cell office:value-type="float" office:value="0.171676149086602" calcext:value-type="float">
            <text:p>0.171676149086602</text:p>
          </table:table-cell>
          <table:table-cell office:value-type="float" office:value="0.185278251844847" calcext:value-type="float">
            <text:p>0.1852782518448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82905191" calcext:value-type="float">
            <text:p>7582905191</text:p>
          </table:table-cell>
          <table:table-cell office:value-type="float" office:value="31754644560" calcext:value-type="float">
            <text:p>31754644560</text:p>
          </table:table-cell>
          <table:table-cell office:value-type="float" office:value="0.338486" calcext:value-type="float">
            <text:p>3.38E-01</text:p>
          </table:table-cell>
          <table:table-cell/>
          <table:table-cell office:value-type="float" office:value="66.953613" calcext:value-type="float">
            <text:p>66.953613</text:p>
          </table:table-cell>
          <table:table-cell office:value-type="float" office:value="6.633127" calcext:value-type="float">
            <text:p>6.633127</text:p>
          </table:table-cell>
          <table:table-cell office:value-type="float" office:value="21.705813" calcext:value-type="float">
            <text:p>21.705813</text:p>
          </table:table-cell>
          <table:table-cell office:value-type="float" office:value="10.798446" calcext:value-type="float">
            <text:p>10.798446</text:p>
          </table:table-cell>
          <table:table-cell office:value-type="float" office:value="9.998553" calcext:value-type="float">
            <text:p>9.998553</text:p>
          </table:table-cell>
          <table:table-cell office:value-type="float" office:value="8.680536" calcext:value-type="float">
            <text:p>8.680536</text:p>
          </table:table-cell>
          <table:table-cell office:value-type="float" office:value="7.590168" calcext:value-type="float">
            <text:p>7.590168</text:p>
          </table:table-cell>
          <table:table-cell/>
          <table:table-cell office:value-type="float" office:value="0.325863" calcext:value-type="float">
            <text:p>0.325863</text:p>
          </table:table-cell>
          <table:table-cell office:value-type="float" office:value="0.202983428277322" calcext:value-type="float">
            <text:p>0.202983428277322</text:p>
          </table:table-cell>
          <table:table-cell office:value-type="float" office:value="0.166198760815227" calcext:value-type="float">
            <text:p>0.1661987608152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55064682" calcext:value-type="float">
            <text:p>6555064682</text:p>
          </table:table-cell>
          <table:table-cell office:value-type="float" office:value="28401269040" calcext:value-type="float">
            <text:p>28401269040</text:p>
          </table:table-cell>
          <table:table-cell office:value-type="float" office:value="0.329733" calcext:value-type="float">
            <text:p>3.30E-01</text:p>
          </table:table-cell>
          <table:table-cell/>
          <table:table-cell office:value-type="float" office:value="65.341512" calcext:value-type="float">
            <text:p>65.341512</text:p>
          </table:table-cell>
          <table:table-cell office:value-type="float" office:value="6.449751" calcext:value-type="float">
            <text:p>6.449751</text:p>
          </table:table-cell>
          <table:table-cell office:value-type="float" office:value="21.269039" calcext:value-type="float">
            <text:p>21.269039</text:p>
          </table:table-cell>
          <table:table-cell office:value-type="float" office:value="10.768173" calcext:value-type="float">
            <text:p>10.768173</text:p>
          </table:table-cell>
          <table:table-cell office:value-type="float" office:value="9.457494" calcext:value-type="float">
            <text:p>9.457494</text:p>
          </table:table-cell>
          <table:table-cell office:value-type="float" office:value="8.668985" calcext:value-type="float">
            <text:p>8.668985</text:p>
          </table:table-cell>
          <table:table-cell office:value-type="float" office:value="7.051362" calcext:value-type="float">
            <text:p>7.051362</text:p>
          </table:table-cell>
          <table:table-cell/>
          <table:table-cell office:value-type="float" office:value="0.264705" calcext:value-type="float">
            <text:p>0.264705</text:p>
          </table:table-cell>
          <table:table-cell office:value-type="float" office:value="0.216833106647149" calcext:value-type="float">
            <text:p>0.216833106647149</text:p>
          </table:table-cell>
          <table:table-cell office:value-type="float" office:value="0.145333035442419" calcext:value-type="float">
            <text:p>0.1453330354424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72940391" calcext:value-type="float">
            <text:p>5872940391</text:p>
          </table:table-cell>
          <table:table-cell office:value-type="float" office:value="26143955928" calcext:value-type="float">
            <text:p>26143955928</text:p>
          </table:table-cell>
          <table:table-cell office:value-type="float" office:value="0.323079" calcext:value-type="float">
            <text:p>3.23E-01</text:p>
          </table:table-cell>
          <table:table-cell/>
          <table:table-cell office:value-type="float" office:value="58.700348" calcext:value-type="float">
            <text:p>58.700348</text:p>
          </table:table-cell>
          <table:table-cell office:value-type="float" office:value="5.021608" calcext:value-type="float">
            <text:p>5.021608</text:p>
          </table:table-cell>
          <table:table-cell office:value-type="float" office:value="21.697493" calcext:value-type="float">
            <text:p>21.697493</text:p>
          </table:table-cell>
          <table:table-cell office:value-type="float" office:value="8.454992" calcext:value-type="float">
            <text:p>8.454992</text:p>
          </table:table-cell>
          <table:table-cell office:value-type="float" office:value="8.506961" calcext:value-type="float">
            <text:p>8.506961</text:p>
          </table:table-cell>
          <table:table-cell office:value-type="float" office:value="6.411399" calcext:value-type="float">
            <text:p>6.411399</text:p>
          </table:table-cell>
          <table:table-cell office:value-type="float" office:value="6.980807" calcext:value-type="float">
            <text:p>6.980807</text:p>
          </table:table-cell>
          <table:table-cell/>
          <table:table-cell office:value-type="float" office:value="0.138384" calcext:value-type="float">
            <text:p>0.138384</text:p>
          </table:table-cell>
          <table:table-cell office:value-type="float" office:value="0.196260088472114" calcext:value-type="float">
            <text:p>0.196260088472114</text:p>
          </table:table-cell>
          <table:table-cell office:value-type="float" office:value="0.125880532581351" calcext:value-type="float">
            <text:p>0.1258805325813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05456453" calcext:value-type="float">
            <text:p>5205456453</text:p>
          </table:table-cell>
          <table:table-cell office:value-type="float" office:value="23833258560" calcext:value-type="float">
            <text:p>23833258560</text:p>
          </table:table-cell>
          <table:table-cell office:value-type="float" office:value="0.31987" calcext:value-type="float">
            <text:p>3.20E-01</text:p>
          </table:table-cell>
          <table:table-cell/>
          <table:table-cell office:value-type="float" office:value="58.90917" calcext:value-type="float">
            <text:p>58.90917</text:p>
          </table:table-cell>
          <table:table-cell office:value-type="float" office:value="5.043554" calcext:value-type="float">
            <text:p>5.043554</text:p>
          </table:table-cell>
          <table:table-cell office:value-type="float" office:value="21.671638" calcext:value-type="float">
            <text:p>21.671638</text:p>
          </table:table-cell>
          <table:table-cell office:value-type="float" office:value="8.625798" calcext:value-type="float">
            <text:p>8.625798</text:p>
          </table:table-cell>
          <table:table-cell office:value-type="float" office:value="8.52397" calcext:value-type="float">
            <text:p>8.52397</text:p>
          </table:table-cell>
          <table:table-cell office:value-type="float" office:value="6.383313" calcext:value-type="float">
            <text:p>6.383313</text:p>
          </table:table-cell>
          <table:table-cell office:value-type="float" office:value="6.871707" calcext:value-type="float">
            <text:p>6.871707</text:p>
          </table:table-cell>
          <table:table-cell/>
          <table:table-cell office:value-type="float" office:value="0.123297" calcext:value-type="float">
            <text:p>0.123297</text:p>
          </table:table-cell>
          <table:table-cell office:value-type="float" office:value="0.198435255183997" calcext:value-type="float">
            <text:p>0.198435255183997</text:p>
          </table:table-cell>
          <table:table-cell office:value-type="float" office:value="0.124067381577553" calcext:value-type="float">
            <text:p>0.1240673815775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526452199" calcext:value-type="float">
            <text:p>4526452199</text:p>
          </table:table-cell>
          <table:table-cell office:value-type="float" office:value="21480391296" calcext:value-type="float">
            <text:p>21480391296</text:p>
          </table:table-cell>
          <table:table-cell office:value-type="float" office:value="0.316662" calcext:value-type="float">
            <text:p>3.17E-01</text:p>
          </table:table-cell>
          <table:table-cell/>
          <table:table-cell office:value-type="float" office:value="62.919875" calcext:value-type="float">
            <text:p>62.919875</text:p>
          </table:table-cell>
          <table:table-cell office:value-type="float" office:value="5.726509" calcext:value-type="float">
            <text:p>5.726509</text:p>
          </table:table-cell>
          <table:table-cell office:value-type="float" office:value="22.807569" calcext:value-type="float">
            <text:p>22.807569</text:p>
          </table:table-cell>
          <table:table-cell office:value-type="float" office:value="9.455032" calcext:value-type="float">
            <text:p>9.455032</text:p>
          </table:table-cell>
          <table:table-cell office:value-type="float" office:value="8.744852" calcext:value-type="float">
            <text:p>8.744852</text:p>
          </table:table-cell>
          <table:table-cell office:value-type="float" office:value="7.481267" calcext:value-type="float">
            <text:p>7.481267</text:p>
          </table:table-cell>
          <table:table-cell office:value-type="float" office:value="7.098021" calcext:value-type="float">
            <text:p>7.098021</text:p>
          </table:table-cell>
          <table:table-cell/>
          <table:table-cell office:value-type="float" office:value="0.161106" calcext:value-type="float">
            <text:p>0.161106</text:p>
          </table:table-cell>
          <table:table-cell office:value-type="float" office:value="0.167146655189464" calcext:value-type="float">
            <text:p>0.167146655189464</text:p>
          </table:table-cell>
          <table:table-cell office:value-type="float" office:value="0.120422505733482" calcext:value-type="float">
            <text:p>0.1204225057334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62621138" calcext:value-type="float">
            <text:p>3862621138</text:p>
          </table:table-cell>
          <table:table-cell office:value-type="float" office:value="19062539568" calcext:value-type="float">
            <text:p>19062539568</text:p>
          </table:table-cell>
          <table:table-cell office:value-type="float" office:value="0.312829" calcext:value-type="float">
            <text:p>3.13E-01</text:p>
          </table:table-cell>
          <table:table-cell/>
          <table:table-cell office:value-type="float" office:value="61.502222" calcext:value-type="float">
            <text:p>61.502222</text:p>
          </table:table-cell>
          <table:table-cell office:value-type="float" office:value="4.980542" calcext:value-type="float">
            <text:p>4.980542</text:p>
          </table:table-cell>
          <table:table-cell office:value-type="float" office:value="24.04416" calcext:value-type="float">
            <text:p>24.04416</text:p>
          </table:table-cell>
          <table:table-cell office:value-type="float" office:value="8.719669" calcext:value-type="float">
            <text:p>8.719669</text:p>
          </table:table-cell>
          <table:table-cell office:value-type="float" office:value="8.954737" calcext:value-type="float">
            <text:p>8.954737</text:p>
          </table:table-cell>
          <table:table-cell office:value-type="float" office:value="6.286789" calcext:value-type="float">
            <text:p>6.286789</text:p>
          </table:table-cell>
          <table:table-cell office:value-type="float" office:value="6.866492" calcext:value-type="float">
            <text:p>6.866492</text:p>
          </table:table-cell>
          <table:table-cell/>
          <table:table-cell office:value-type="float" office:value="0.134961" calcext:value-type="float">
            <text:p>0.134961</text:p>
          </table:table-cell>
          <table:table-cell office:value-type="float" office:value="0.163072526632579" calcext:value-type="float">
            <text:p>0.163072526632579</text:p>
          </table:table-cell>
          <table:table-cell office:value-type="float" office:value="0.112242012685012" calcext:value-type="float">
            <text:p>0.1122420126850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95792525" calcext:value-type="float">
            <text:p>3195792525</text:p>
          </table:table-cell>
          <table:table-cell office:value-type="float" office:value="16675684200" calcext:value-type="float">
            <text:p>16675684200</text:p>
          </table:table-cell>
          <table:table-cell office:value-type="float" office:value="0.304722" calcext:value-type="float">
            <text:p>3.05E-01</text:p>
          </table:table-cell>
          <table:table-cell/>
          <table:table-cell office:value-type="float" office:value="71.869224" calcext:value-type="float">
            <text:p>71.869224</text:p>
          </table:table-cell>
          <table:table-cell office:value-type="float" office:value="6.911451" calcext:value-type="float">
            <text:p>6.911451</text:p>
          </table:table-cell>
          <table:table-cell office:value-type="float" office:value="24.509455" calcext:value-type="float">
            <text:p>24.509455</text:p>
          </table:table-cell>
          <table:table-cell office:value-type="float" office:value="12.418654" calcext:value-type="float">
            <text:p>12.418654</text:p>
          </table:table-cell>
          <table:table-cell office:value-type="float" office:value="10.984369" calcext:value-type="float">
            <text:p>10.984369</text:p>
          </table:table-cell>
          <table:table-cell office:value-type="float" office:value="8.473136" calcext:value-type="float">
            <text:p>8.473136</text:p>
          </table:table-cell>
          <table:table-cell office:value-type="float" office:value="7.041982" calcext:value-type="float">
            <text:p>7.041982</text:p>
          </table:table-cell>
          <table:table-cell/>
          <table:table-cell office:value-type="float" office:value="0.264868" calcext:value-type="float">
            <text:p>0.264868</text:p>
          </table:table-cell>
          <table:table-cell office:value-type="float" office:value="0.163649552323036" calcext:value-type="float">
            <text:p>0.163649552323036</text:p>
          </table:table-cell>
          <table:table-cell office:value-type="float" office:value="0.10994790846423" calcext:value-type="float">
            <text:p>0.109947908464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11560014" calcext:value-type="float">
            <text:p>2511560014</text:p>
          </table:table-cell>
          <table:table-cell office:value-type="float" office:value="14248657152" calcext:value-type="float">
            <text:p>14248657152</text:p>
          </table:table-cell>
          <table:table-cell office:value-type="float" office:value="0.293356" calcext:value-type="float">
            <text:p>2.93E-01</text:p>
          </table:table-cell>
          <table:table-cell/>
          <table:table-cell office:value-type="float" office:value="65.673822" calcext:value-type="float">
            <text:p>65.673822</text:p>
          </table:table-cell>
          <table:table-cell office:value-type="float" office:value="5.120733" calcext:value-type="float">
            <text:p>5.120733</text:p>
          </table:table-cell>
          <table:table-cell office:value-type="float" office:value="26.231655" calcext:value-type="float">
            <text:p>26.231655</text:p>
          </table:table-cell>
          <table:table-cell office:value-type="float" office:value="9.633983" calcext:value-type="float">
            <text:p>9.633983</text:p>
          </table:table-cell>
          <table:table-cell office:value-type="float" office:value="9.744689" calcext:value-type="float">
            <text:p>9.744689</text:p>
          </table:table-cell>
          <table:table-cell office:value-type="float" office:value="6.082148" calcext:value-type="float">
            <text:p>6.082148</text:p>
          </table:table-cell>
          <table:table-cell office:value-type="float" office:value="7.300302" calcext:value-type="float">
            <text:p>7.300302</text:p>
          </table:table-cell>
          <table:table-cell/>
          <table:table-cell office:value-type="float" office:value="0.129589" calcext:value-type="float">
            <text:p>0.129589</text:p>
          </table:table-cell>
          <table:table-cell office:value-type="float" office:value="0.163078290326718" calcext:value-type="float">
            <text:p>0.163078290326718</text:p>
          </table:table-cell>
          <table:table-cell office:value-type="float" office:value="0.110906417576213" calcext:value-type="float">
            <text:p>0.1109064175762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43376308" calcext:value-type="float">
            <text:p>1843376308</text:p>
          </table:table-cell>
          <table:table-cell office:value-type="float" office:value="11860135560" calcext:value-type="float">
            <text:p>11860135560</text:p>
          </table:table-cell>
          <table:table-cell office:value-type="float" office:value="0.286927" calcext:value-type="float">
            <text:p>2.87E-01</text:p>
          </table:table-cell>
          <table:table-cell/>
          <table:table-cell office:value-type="float" office:value="67.708707" calcext:value-type="float">
            <text:p>67.708707</text:p>
          </table:table-cell>
          <table:table-cell office:value-type="float" office:value="5.179199" calcext:value-type="float">
            <text:p>5.179199</text:p>
          </table:table-cell>
          <table:table-cell office:value-type="float" office:value="27.12848" calcext:value-type="float">
            <text:p>27.12848</text:p>
          </table:table-cell>
          <table:table-cell office:value-type="float" office:value="10.58771" calcext:value-type="float">
            <text:p>10.58771</text:p>
          </table:table-cell>
          <table:table-cell office:value-type="float" office:value="10.289401" calcext:value-type="float">
            <text:p>10.289401</text:p>
          </table:table-cell>
          <table:table-cell office:value-type="float" office:value="6.058393" calcext:value-type="float">
            <text:p>6.058393</text:p>
          </table:table-cell>
          <table:table-cell office:value-type="float" office:value="7.232441" calcext:value-type="float">
            <text:p>7.232441</text:p>
          </table:table-cell>
          <table:table-cell/>
          <table:table-cell office:value-type="float" office:value="0.103775" calcext:value-type="float">
            <text:p>0.103775</text:p>
          </table:table-cell>
          <table:table-cell office:value-type="float" office:value="0.12529042469222" calcext:value-type="float">
            <text:p>0.12529042469222</text:p>
          </table:table-cell>
          <table:table-cell office:value-type="float" office:value="0.101547961058887" calcext:value-type="float">
            <text:p>0.1015479610588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2274503" calcext:value-type="float">
            <text:p>1272274503</text:p>
          </table:table-cell>
          <table:table-cell office:value-type="float" office:value="8125150032" calcext:value-type="float">
            <text:p>8125150032</text:p>
          </table:table-cell>
          <table:table-cell office:value-type="float" office:value="0.277713" calcext:value-type="float">
            <text:p>2.78E-01</text:p>
          </table:table-cell>
          <table:table-cell/>
          <table:table-cell office:value-type="float" office:value="70.698978" calcext:value-type="float">
            <text:p>70.698978</text:p>
          </table:table-cell>
          <table:table-cell office:value-type="float" office:value="5.535812" calcext:value-type="float">
            <text:p>5.535812</text:p>
          </table:table-cell>
          <table:table-cell office:value-type="float" office:value="28.831655" calcext:value-type="float">
            <text:p>28.831655</text:p>
          </table:table-cell>
          <table:table-cell office:value-type="float" office:value="10.922742" calcext:value-type="float">
            <text:p>10.922742</text:p>
          </table:table-cell>
          <table:table-cell office:value-type="float" office:value="10.501382" calcext:value-type="float">
            <text:p>10.501382</text:p>
          </table:table-cell>
          <table:table-cell office:value-type="float" office:value="6.951923" calcext:value-type="float">
            <text:p>6.951923</text:p>
          </table:table-cell>
          <table:table-cell office:value-type="float" office:value="6.770301" calcext:value-type="float">
            <text:p>6.770301</text:p>
          </table:table-cell>
          <table:table-cell/>
          <table:table-cell office:value-type="float" office:value="0.099764" calcext:value-type="float">
            <text:p>0.099764</text:p>
          </table:table-cell>
          <table:table-cell office:value-type="float" office:value="0.110682343582987" calcext:value-type="float">
            <text:p>0.110682343582987</text:p>
          </table:table-cell>
          <table:table-cell office:value-type="float" office:value="0.0941844870539124" calcext:value-type="float">
            <text:p>0.09418448705391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0379793" calcext:value-type="float">
            <text:p>680379793</text:p>
          </table:table-cell>
          <table:table-cell office:value-type="float" office:value="3936029112" calcext:value-type="float">
            <text:p>3936029112</text:p>
          </table:table-cell>
          <table:table-cell office:value-type="float" office:value="0.25614" calcext:value-type="float">
            <text:p>2.56E-01</text:p>
          </table:table-cell>
          <table:table-cell/>
          <table:table-cell office:value-type="float" office:value="67.280129" calcext:value-type="float">
            <text:p>67.280129</text:p>
          </table:table-cell>
          <table:table-cell office:value-type="float" office:value="5.368555" calcext:value-type="float">
            <text:p>5.368555</text:p>
          </table:table-cell>
          <table:table-cell office:value-type="float" office:value="28.879984" calcext:value-type="float">
            <text:p>28.879984</text:p>
          </table:table-cell>
          <table:table-cell office:value-type="float" office:value="10.201972" calcext:value-type="float">
            <text:p>10.201972</text:p>
          </table:table-cell>
          <table:table-cell office:value-type="float" office:value="10.14148" calcext:value-type="float">
            <text:p>10.14148</text:p>
          </table:table-cell>
          <table:table-cell office:value-type="float" office:value="6.829237" calcext:value-type="float">
            <text:p>6.829237</text:p>
          </table:table-cell>
          <table:table-cell office:value-type="float" office:value="4.527763" calcext:value-type="float">
            <text:p>4.527763</text:p>
          </table:table-cell>
          <table:table-cell/>
          <table:table-cell office:value-type="float" office:value="0.102401" calcext:value-type="float">
            <text:p>0.102401</text:p>
          </table:table-cell>
          <table:table-cell office:value-type="float" office:value="0.116270944073839" calcext:value-type="float">
            <text:p>0.116270944073839</text:p>
          </table:table-cell>
          <table:table-cell office:value-type="float" office:value="0.0974853765258431" calcext:value-type="float">
            <text:p>0.09748537652584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8871253" calcext:value-type="float">
            <text:p>398871253</text:p>
          </table:table-cell>
          <table:table-cell office:value-type="float" office:value="1909604304" calcext:value-type="float">
            <text:p>1909604304</text:p>
          </table:table-cell>
          <table:table-cell office:value-type="float" office:value="0.228646" calcext:value-type="float">
            <text:p>2.29E-01</text:p>
          </table:table-cell>
          <table:table-cell/>
          <table:table-cell office:value-type="float" office:value="65.514963" calcext:value-type="float">
            <text:p>65.514963</text:p>
          </table:table-cell>
          <table:table-cell office:value-type="float" office:value="5.855967" calcext:value-type="float">
            <text:p>5.855967</text:p>
          </table:table-cell>
          <table:table-cell office:value-type="float" office:value="27.535051" calcext:value-type="float">
            <text:p>27.535051</text:p>
          </table:table-cell>
          <table:table-cell office:value-type="float" office:value="10.047366" calcext:value-type="float">
            <text:p>10.047366</text:p>
          </table:table-cell>
          <table:table-cell office:value-type="float" office:value="9.918379" calcext:value-type="float">
            <text:p>9.918379</text:p>
          </table:table-cell>
          <table:table-cell office:value-type="float" office:value="7.579707" calcext:value-type="float">
            <text:p>7.579707</text:p>
          </table:table-cell>
          <table:table-cell office:value-type="float" office:value="2.950404" calcext:value-type="float">
            <text:p>2.950404</text:p>
          </table:table-cell>
          <table:table-cell/>
          <table:table-cell office:value-type="float" office:value="0.082716" calcext:value-type="float">
            <text:p>0.082716</text:p>
          </table:table-cell>
          <table:table-cell office:value-type="float" office:value="0.088399736639232" calcext:value-type="float">
            <text:p>0.088399736639232</text:p>
          </table:table-cell>
          <table:table-cell office:value-type="float" office:value="0.0787164354862074" calcext:value-type="float">
            <text:p>0.07871643548620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8871253" calcext:value-type="float">
            <text:p>398871253</text:p>
          </table:table-cell>
          <table:table-cell office:value-type="float" office:value="1909604304" calcext:value-type="float">
            <text:p>1909604304</text:p>
          </table:table-cell>
          <table:table-cell office:value-type="float" office:value="0.228646" calcext:value-type="float">
            <text:p>2.29E-01</text:p>
          </table:table-cell>
          <table:table-cell/>
          <table:table-cell office:value-type="float" office:value="65.514963" calcext:value-type="float">
            <text:p>65.514963</text:p>
          </table:table-cell>
          <table:table-cell office:value-type="float" office:value="5.855967" calcext:value-type="float">
            <text:p>5.855967</text:p>
          </table:table-cell>
          <table:table-cell office:value-type="float" office:value="27.535051" calcext:value-type="float">
            <text:p>27.535051</text:p>
          </table:table-cell>
          <table:table-cell office:value-type="float" office:value="10.047366" calcext:value-type="float">
            <text:p>10.047366</text:p>
          </table:table-cell>
          <table:table-cell office:value-type="float" office:value="9.918379" calcext:value-type="float">
            <text:p>9.918379</text:p>
          </table:table-cell>
          <table:table-cell office:value-type="float" office:value="7.579707" calcext:value-type="float">
            <text:p>7.579707</text:p>
          </table:table-cell>
          <table:table-cell office:value-type="float" office:value="2.950404" calcext:value-type="float">
            <text:p>2.950404</text:p>
          </table:table-cell>
          <table:table-cell/>
          <table:table-cell office:value-type="float" office:value="0.082716" calcext:value-type="float">
            <text:p>0.082716</text:p>
          </table:table-cell>
          <table:table-cell office:value-type="float" office:value="0.088399736639232" calcext:value-type="float">
            <text:p>0.088399736639232</text:p>
          </table:table-cell>
          <table:table-cell office:value-type="float" office:value="0.0787164354862074" calcext:value-type="float">
            <text:p>0.07871643548620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8871253" calcext:value-type="float">
            <text:p>398871253</text:p>
          </table:table-cell>
          <table:table-cell office:value-type="float" office:value="1909604304" calcext:value-type="float">
            <text:p>1909604304</text:p>
          </table:table-cell>
          <table:table-cell office:value-type="float" office:value="0.228646" calcext:value-type="float">
            <text:p>2.29E-01</text:p>
          </table:table-cell>
          <table:table-cell/>
          <table:table-cell office:value-type="float" office:value="65.514963" calcext:value-type="float">
            <text:p>65.514963</text:p>
          </table:table-cell>
          <table:table-cell office:value-type="float" office:value="5.855967" calcext:value-type="float">
            <text:p>5.855967</text:p>
          </table:table-cell>
          <table:table-cell office:value-type="float" office:value="27.535051" calcext:value-type="float">
            <text:p>27.535051</text:p>
          </table:table-cell>
          <table:table-cell office:value-type="float" office:value="10.047366" calcext:value-type="float">
            <text:p>10.047366</text:p>
          </table:table-cell>
          <table:table-cell office:value-type="float" office:value="9.918379" calcext:value-type="float">
            <text:p>9.918379</text:p>
          </table:table-cell>
          <table:table-cell office:value-type="float" office:value="7.579707" calcext:value-type="float">
            <text:p>7.579707</text:p>
          </table:table-cell>
          <table:table-cell office:value-type="float" office:value="2.950404" calcext:value-type="float">
            <text:p>2.950404</text:p>
          </table:table-cell>
          <table:table-cell/>
          <table:table-cell office:value-type="float" office:value="0.082716" calcext:value-type="float">
            <text:p>0.082716</text:p>
          </table:table-cell>
          <table:table-cell office:value-type="float" office:value="0.088399736639232" calcext:value-type="float">
            <text:p>0.088399736639232</text:p>
          </table:table-cell>
          <table:table-cell table:style-name="ce1" office:value-type="float" office:value="0.0787164354862074" calcext:value-type="float">
            <text:p>7.87E-0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eterministic ranking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table:style-name="Default"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874052958" calcext:value-type="float">
            <text:p>11874052958</text:p>
          </table:table-cell>
          <table:table-cell office:value-type="float" office:value="59279119380" calcext:value-type="float">
            <text:p>59279119380</text:p>
          </table:table-cell>
          <table:table-cell office:value-type="float" office:value="0.391647" calcext:value-type="float">
            <text:p>3.92E-01</text:p>
          </table:table-cell>
          <table:table-cell/>
          <table:table-cell office:value-type="float" office:value="63.460365" calcext:value-type="float">
            <text:p>63.460365</text:p>
          </table:table-cell>
          <table:table-cell office:value-type="float" office:value="3.371223" calcext:value-type="float">
            <text:p>3.371223</text:p>
          </table:table-cell>
          <table:table-cell office:value-type="float" office:value="20.243057" calcext:value-type="float">
            <text:p>20.243057</text:p>
          </table:table-cell>
          <table:table-cell office:value-type="float" office:value="11.895895" calcext:value-type="float">
            <text:p>11.895895</text:p>
          </table:table-cell>
          <table:table-cell office:value-type="float" office:value="9.159973" calcext:value-type="float">
            <text:p>9.159973</text:p>
          </table:table-cell>
          <table:table-cell office:value-type="float" office:value="7.293518" calcext:value-type="float">
            <text:p>7.293518</text:p>
          </table:table-cell>
          <table:table-cell office:value-type="float" office:value="9.788832" calcext:value-type="float">
            <text:p>9.788832</text:p>
          </table:table-cell>
          <table:table-cell/>
          <table:table-cell office:value-type="float" office:value="0.267247" calcext:value-type="float">
            <text:p>0.267247</text:p>
          </table:table-cell>
          <table:table-cell office:value-type="float" office:value="0.17487304672384" calcext:value-type="float">
            <text:p>0.17487304672384</text:p>
          </table:table-cell>
          <table:table-cell office:value-type="float" office:value="0.177600470892825" calcext:value-type="float">
            <text:p>0.1776004708928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238039024" calcext:value-type="float">
            <text:p>11238039024</text:p>
          </table:table-cell>
          <table:table-cell office:value-type="float" office:value="54548868672" calcext:value-type="float">
            <text:p>54548868672</text:p>
          </table:table-cell>
          <table:table-cell office:value-type="float" office:value="0.386266" calcext:value-type="float">
            <text:p>3.86E-01</text:p>
          </table:table-cell>
          <table:table-cell/>
          <table:table-cell office:value-type="float" office:value="63.297386" calcext:value-type="float">
            <text:p>63.297386</text:p>
          </table:table-cell>
          <table:table-cell office:value-type="float" office:value="3.278699" calcext:value-type="float">
            <text:p>3.278699</text:p>
          </table:table-cell>
          <table:table-cell office:value-type="float" office:value="20.491339" calcext:value-type="float">
            <text:p>20.491339</text:p>
          </table:table-cell>
          <table:table-cell office:value-type="float" office:value="11.771412" calcext:value-type="float">
            <text:p>11.771412</text:p>
          </table:table-cell>
          <table:table-cell office:value-type="float" office:value="9.462828" calcext:value-type="float">
            <text:p>9.462828</text:p>
          </table:table-cell>
          <table:table-cell office:value-type="float" office:value="7.484524" calcext:value-type="float">
            <text:p>7.484524</text:p>
          </table:table-cell>
          <table:table-cell office:value-type="float" office:value="9.119123" calcext:value-type="float">
            <text:p>9.119123</text:p>
          </table:table-cell>
          <table:table-cell/>
          <table:table-cell office:value-type="float" office:value="0.285682" calcext:value-type="float">
            <text:p>0.285682</text:p>
          </table:table-cell>
          <table:table-cell office:value-type="float" office:value="0.17939703902603" calcext:value-type="float">
            <text:p>0.17939703902603</text:p>
          </table:table-cell>
          <table:table-cell office:value-type="float" office:value="0.172889293977987" calcext:value-type="float">
            <text:p>0.1728892939779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615176222" calcext:value-type="float">
            <text:p>10615176222</text:p>
          </table:table-cell>
          <table:table-cell office:value-type="float" office:value="49787520300" calcext:value-type="float">
            <text:p>49787520300</text:p>
          </table:table-cell>
          <table:table-cell office:value-type="float" office:value="0.38141" calcext:value-type="float">
            <text:p>3.81E-01</text:p>
          </table:table-cell>
          <table:table-cell/>
          <table:table-cell office:value-type="float" office:value="63.62596" calcext:value-type="float">
            <text:p>63.62596</text:p>
          </table:table-cell>
          <table:table-cell office:value-type="float" office:value="3.515826" calcext:value-type="float">
            <text:p>3.515826</text:p>
          </table:table-cell>
          <table:table-cell office:value-type="float" office:value="20.633555" calcext:value-type="float">
            <text:p>20.633555</text:p>
          </table:table-cell>
          <table:table-cell office:value-type="float" office:value="11.714114" calcext:value-type="float">
            <text:p>11.714114</text:p>
          </table:table-cell>
          <table:table-cell office:value-type="float" office:value="9.338999" calcext:value-type="float">
            <text:p>9.338999</text:p>
          </table:table-cell>
          <table:table-cell office:value-type="float" office:value="7.674098" calcext:value-type="float">
            <text:p>7.674098</text:p>
          </table:table-cell>
          <table:table-cell office:value-type="float" office:value="9.069246" calcext:value-type="float">
            <text:p>9.069246</text:p>
          </table:table-cell>
          <table:table-cell/>
          <table:table-cell office:value-type="float" office:value="0.298707" calcext:value-type="float">
            <text:p>0.298707</text:p>
          </table:table-cell>
          <table:table-cell office:value-type="float" office:value="0.162759171326979" calcext:value-type="float">
            <text:p>0.162759171326979</text:p>
          </table:table-cell>
          <table:table-cell office:value-type="float" office:value="0.183261031781091" calcext:value-type="float">
            <text:p>0.1832610317810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90647937" calcext:value-type="float">
            <text:p>9990647937</text:p>
          </table:table-cell>
          <table:table-cell office:value-type="float" office:value="44741808000" calcext:value-type="float">
            <text:p>44741808000</text:p>
          </table:table-cell>
          <table:table-cell office:value-type="float" office:value="0.375217" calcext:value-type="float">
            <text:p>3.75E-01</text:p>
          </table:table-cell>
          <table:table-cell/>
          <table:table-cell office:value-type="float" office:value="62.178609" calcext:value-type="float">
            <text:p>62.178609</text:p>
          </table:table-cell>
          <table:table-cell office:value-type="float" office:value="3.53072" calcext:value-type="float">
            <text:p>3.53072</text:p>
          </table:table-cell>
          <table:table-cell office:value-type="float" office:value="19.776061" calcext:value-type="float">
            <text:p>19.776061</text:p>
          </table:table-cell>
          <table:table-cell office:value-type="float" office:value="11.360421" calcext:value-type="float">
            <text:p>11.360421</text:p>
          </table:table-cell>
          <table:table-cell office:value-type="float" office:value="9.178599" calcext:value-type="float">
            <text:p>9.178599</text:p>
          </table:table-cell>
          <table:table-cell office:value-type="float" office:value="7.807438" calcext:value-type="float">
            <text:p>7.807438</text:p>
          </table:table-cell>
          <table:table-cell office:value-type="float" office:value="8.752586" calcext:value-type="float">
            <text:p>8.752586</text:p>
          </table:table-cell>
          <table:table-cell/>
          <table:table-cell office:value-type="float" office:value="0.289209" calcext:value-type="float">
            <text:p>0.289209</text:p>
          </table:table-cell>
          <table:table-cell office:value-type="float" office:value="0.165111594463362" calcext:value-type="float">
            <text:p>0.165111594463362</text:p>
          </table:table-cell>
          <table:table-cell office:value-type="float" office:value="0.194187346921698" calcext:value-type="float">
            <text:p>0.19418734692169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357168591" calcext:value-type="float">
            <text:p>9357168591</text:p>
          </table:table-cell>
          <table:table-cell office:value-type="float" office:value="39490915068" calcext:value-type="float">
            <text:p>39490915068</text:p>
          </table:table-cell>
          <table:table-cell office:value-type="float" office:value="0.37082" calcext:value-type="float">
            <text:p>3.71E-01</text:p>
          </table:table-cell>
          <table:table-cell/>
          <table:table-cell office:value-type="float" office:value="59.684318" calcext:value-type="float">
            <text:p>59.684318</text:p>
          </table:table-cell>
          <table:table-cell office:value-type="float" office:value="3.529531" calcext:value-type="float">
            <text:p>3.529531</text:p>
          </table:table-cell>
          <table:table-cell office:value-type="float" office:value="19.145467" calcext:value-type="float">
            <text:p>19.145467</text:p>
          </table:table-cell>
          <table:table-cell office:value-type="float" office:value="10.746546" calcext:value-type="float">
            <text:p>10.746546</text:p>
          </table:table-cell>
          <table:table-cell office:value-type="float" office:value="8.723137" calcext:value-type="float">
            <text:p>8.723137</text:p>
          </table:table-cell>
          <table:table-cell office:value-type="float" office:value="8.032573" calcext:value-type="float">
            <text:p>8.032573</text:p>
          </table:table-cell>
          <table:table-cell office:value-type="float" office:value="7.829148" calcext:value-type="float">
            <text:p>7.829148</text:p>
          </table:table-cell>
          <table:table-cell/>
          <table:table-cell office:value-type="float" office:value="0.287021" calcext:value-type="float">
            <text:p>0.287021</text:p>
          </table:table-cell>
          <table:table-cell office:value-type="float" office:value="0.150367062689343" calcext:value-type="float">
            <text:p>0.150367062689343</text:p>
          </table:table-cell>
          <table:table-cell office:value-type="float" office:value="0.179732001443325" calcext:value-type="float">
            <text:p>0.1797320014433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50401395" calcext:value-type="float">
            <text:p>8550401395</text:p>
          </table:table-cell>
          <table:table-cell office:value-type="float" office:value="34462424880" calcext:value-type="float">
            <text:p>34462424880</text:p>
          </table:table-cell>
          <table:table-cell office:value-type="float" office:value="0.368521" calcext:value-type="float">
            <text:p>3.69E-01</text:p>
          </table:table-cell>
          <table:table-cell/>
          <table:table-cell office:value-type="float" office:value="58.999104" calcext:value-type="float">
            <text:p>58.999104</text:p>
          </table:table-cell>
          <table:table-cell office:value-type="float" office:value="3.623882" calcext:value-type="float">
            <text:p>3.623882</text:p>
          </table:table-cell>
          <table:table-cell office:value-type="float" office:value="19.105782" calcext:value-type="float">
            <text:p>19.105782</text:p>
          </table:table-cell>
          <table:table-cell office:value-type="float" office:value="9.963008" calcext:value-type="float">
            <text:p>9.963008</text:p>
          </table:table-cell>
          <table:table-cell office:value-type="float" office:value="8.719851" calcext:value-type="float">
            <text:p>8.719851</text:p>
          </table:table-cell>
          <table:table-cell office:value-type="float" office:value="8.152494" calcext:value-type="float">
            <text:p>8.152494</text:p>
          </table:table-cell>
          <table:table-cell office:value-type="float" office:value="7.704615" calcext:value-type="float">
            <text:p>7.704615</text:p>
          </table:table-cell>
          <table:table-cell/>
          <table:table-cell office:value-type="float" office:value="0.305326" calcext:value-type="float">
            <text:p>0.305326</text:p>
          </table:table-cell>
          <table:table-cell office:value-type="float" office:value="0.181453145498461" calcext:value-type="float">
            <text:p>0.181453145498461</text:p>
          </table:table-cell>
          <table:table-cell office:value-type="float" office:value="0.208355507222799" calcext:value-type="float">
            <text:p>0.20835550722279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531423233" calcext:value-type="float">
            <text:p>7531423233</text:p>
          </table:table-cell>
          <table:table-cell office:value-type="float" office:value="31685890752" calcext:value-type="float">
            <text:p>31685890752</text:p>
          </table:table-cell>
          <table:table-cell office:value-type="float" office:value="0.368162" calcext:value-type="float">
            <text:p>3.68E-01</text:p>
          </table:table-cell>
          <table:table-cell/>
          <table:table-cell office:value-type="float" office:value="60.642952" calcext:value-type="float">
            <text:p>60.642952</text:p>
          </table:table-cell>
          <table:table-cell office:value-type="float" office:value="3.732903" calcext:value-type="float">
            <text:p>3.732903</text:p>
          </table:table-cell>
          <table:table-cell office:value-type="float" office:value="19.330238" calcext:value-type="float">
            <text:p>19.330238</text:p>
          </table:table-cell>
          <table:table-cell office:value-type="float" office:value="10.768377" calcext:value-type="float">
            <text:p>10.768377</text:p>
          </table:table-cell>
          <table:table-cell office:value-type="float" office:value="9.618267" calcext:value-type="float">
            <text:p>9.618267</text:p>
          </table:table-cell>
          <table:table-cell office:value-type="float" office:value="8.16194" calcext:value-type="float">
            <text:p>8.16194</text:p>
          </table:table-cell>
          <table:table-cell office:value-type="float" office:value="7.294738" calcext:value-type="float">
            <text:p>7.294738</text:p>
          </table:table-cell>
          <table:table-cell/>
          <table:table-cell office:value-type="float" office:value="0.316518" calcext:value-type="float">
            <text:p>0.316518</text:p>
          </table:table-cell>
          <table:table-cell office:value-type="float" office:value="0.223069689462443" calcext:value-type="float">
            <text:p>0.223069689462443</text:p>
          </table:table-cell>
          <table:table-cell office:value-type="float" office:value="0.180486330296365" calcext:value-type="float">
            <text:p>0.1804863302963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504422332" calcext:value-type="float">
            <text:p>6504422332</text:p>
          </table:table-cell>
          <table:table-cell office:value-type="float" office:value="28453227840" calcext:value-type="float">
            <text:p>28453227840</text:p>
          </table:table-cell>
          <table:table-cell office:value-type="float" office:value="0.359332" calcext:value-type="float">
            <text:p>3.59E-01</text:p>
          </table:table-cell>
          <table:table-cell/>
          <table:table-cell office:value-type="float" office:value="61.154411" calcext:value-type="float">
            <text:p>61.154411</text:p>
          </table:table-cell>
          <table:table-cell office:value-type="float" office:value="3.774629" calcext:value-type="float">
            <text:p>3.774629</text:p>
          </table:table-cell>
          <table:table-cell office:value-type="float" office:value="19.530858" calcext:value-type="float">
            <text:p>19.530858</text:p>
          </table:table-cell>
          <table:table-cell office:value-type="float" office:value="11.143052" calcext:value-type="float">
            <text:p>11.143052</text:p>
          </table:table-cell>
          <table:table-cell office:value-type="float" office:value="9.695118" calcext:value-type="float">
            <text:p>9.695118</text:p>
          </table:table-cell>
          <table:table-cell office:value-type="float" office:value="8.114147" calcext:value-type="float">
            <text:p>8.114147</text:p>
          </table:table-cell>
          <table:table-cell office:value-type="float" office:value="7.262103" calcext:value-type="float">
            <text:p>7.262103</text:p>
          </table:table-cell>
          <table:table-cell/>
          <table:table-cell office:value-type="float" office:value="0.294151" calcext:value-type="float">
            <text:p>0.294151</text:p>
          </table:table-cell>
          <table:table-cell office:value-type="float" office:value="0.237703361190878" calcext:value-type="float">
            <text:p>0.237703361190878</text:p>
          </table:table-cell>
          <table:table-cell office:value-type="float" office:value="0.150828531094348" calcext:value-type="float">
            <text:p>0.1508285310943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21863935" calcext:value-type="float">
            <text:p>5821863935</text:p>
          </table:table-cell>
          <table:table-cell office:value-type="float" office:value="26195499792" calcext:value-type="float">
            <text:p>26195499792</text:p>
          </table:table-cell>
          <table:table-cell office:value-type="float" office:value="0.352612" calcext:value-type="float">
            <text:p>3.53E-01</text:p>
          </table:table-cell>
          <table:table-cell/>
          <table:table-cell office:value-type="float" office:value="55.184513" calcext:value-type="float">
            <text:p>55.184513</text:p>
          </table:table-cell>
          <table:table-cell office:value-type="float" office:value="2.953051" calcext:value-type="float">
            <text:p>2.953051</text:p>
          </table:table-cell>
          <table:table-cell office:value-type="float" office:value="20.628157" calcext:value-type="float">
            <text:p>20.628157</text:p>
          </table:table-cell>
          <table:table-cell office:value-type="float" office:value="8.5037" calcext:value-type="float">
            <text:p>8.5037</text:p>
          </table:table-cell>
          <table:table-cell office:value-type="float" office:value="8.919266" calcext:value-type="float">
            <text:p>8.919266</text:p>
          </table:table-cell>
          <table:table-cell office:value-type="float" office:value="5.308213" calcext:value-type="float">
            <text:p>5.308213</text:p>
          </table:table-cell>
          <table:table-cell office:value-type="float" office:value="7.06358" calcext:value-type="float">
            <text:p>7.06358</text:p>
          </table:table-cell>
          <table:table-cell/>
          <table:table-cell office:value-type="float" office:value="0.172223" calcext:value-type="float">
            <text:p>0.172223</text:p>
          </table:table-cell>
          <table:table-cell office:value-type="float" office:value="0.209958842806716" calcext:value-type="float">
            <text:p>0.209958842806716</text:p>
          </table:table-cell>
          <table:table-cell office:value-type="float" office:value="0.136021201057144" calcext:value-type="float">
            <text:p>0.1360212010571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57932373" calcext:value-type="float">
            <text:p>5157932373</text:p>
          </table:table-cell>
          <table:table-cell office:value-type="float" office:value="23906248128" calcext:value-type="float">
            <text:p>23906248128</text:p>
          </table:table-cell>
          <table:table-cell office:value-type="float" office:value="0.34849" calcext:value-type="float">
            <text:p>3.48E-01</text:p>
          </table:table-cell>
          <table:table-cell/>
          <table:table-cell office:value-type="float" office:value="54.884574" calcext:value-type="float">
            <text:p>54.884574</text:p>
          </table:table-cell>
          <table:table-cell office:value-type="float" office:value="2.947901" calcext:value-type="float">
            <text:p>2.947901</text:p>
          </table:table-cell>
          <table:table-cell office:value-type="float" office:value="20.339663" calcext:value-type="float">
            <text:p>20.339663</text:p>
          </table:table-cell>
          <table:table-cell office:value-type="float" office:value="8.681423" calcext:value-type="float">
            <text:p>8.681423</text:p>
          </table:table-cell>
          <table:table-cell office:value-type="float" office:value="8.903452" calcext:value-type="float">
            <text:p>8.903452</text:p>
          </table:table-cell>
          <table:table-cell office:value-type="float" office:value="5.320384" calcext:value-type="float">
            <text:p>5.320384</text:p>
          </table:table-cell>
          <table:table-cell office:value-type="float" office:value="6.948112" calcext:value-type="float">
            <text:p>6.948112</text:p>
          </table:table-cell>
          <table:table-cell/>
          <table:table-cell office:value-type="float" office:value="0.14922" calcext:value-type="float">
            <text:p>0.14922</text:p>
          </table:table-cell>
          <table:table-cell office:value-type="float" office:value="0.212437446281124" calcext:value-type="float">
            <text:p>0.212437446281124</text:p>
          </table:table-cell>
          <table:table-cell office:value-type="float" office:value="0.134754290457936" calcext:value-type="float">
            <text:p>0.1347542904579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485434791" calcext:value-type="float">
            <text:p>4485434791</text:p>
          </table:table-cell>
          <table:table-cell office:value-type="float" office:value="21578664744" calcext:value-type="float">
            <text:p>21578664744</text:p>
          </table:table-cell>
          <table:table-cell office:value-type="float" office:value="0.345659" calcext:value-type="float">
            <text:p>3.46E-01</text:p>
          </table:table-cell>
          <table:table-cell/>
          <table:table-cell office:value-type="float" office:value="58.232392" calcext:value-type="float">
            <text:p>58.232392</text:p>
          </table:table-cell>
          <table:table-cell office:value-type="float" office:value="3.519467" calcext:value-type="float">
            <text:p>3.519467</text:p>
          </table:table-cell>
          <table:table-cell office:value-type="float" office:value="20.982214" calcext:value-type="float">
            <text:p>20.982214</text:p>
          </table:table-cell>
          <table:table-cell office:value-type="float" office:value="9.475298" calcext:value-type="float">
            <text:p>9.475298</text:p>
          </table:table-cell>
          <table:table-cell office:value-type="float" office:value="9.103296" calcext:value-type="float">
            <text:p>9.103296</text:p>
          </table:table-cell>
          <table:table-cell office:value-type="float" office:value="6.220539" calcext:value-type="float">
            <text:p>6.220539</text:p>
          </table:table-cell>
          <table:table-cell office:value-type="float" office:value="7.135843" calcext:value-type="float">
            <text:p>7.135843</text:p>
          </table:table-cell>
          <table:table-cell/>
          <table:table-cell office:value-type="float" office:value="0.177097" calcext:value-type="float">
            <text:p>0.177097</text:p>
          </table:table-cell>
          <table:table-cell office:value-type="float" office:value="0.177309483692281" calcext:value-type="float">
            <text:p>0.177309483692281</text:p>
          </table:table-cell>
          <table:table-cell office:value-type="float" office:value="0.141453783364827" calcext:value-type="float">
            <text:p>0.1414537833648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819978377" calcext:value-type="float">
            <text:p>3819978377</text:p>
          </table:table-cell>
          <table:table-cell office:value-type="float" office:value="19174553712" calcext:value-type="float">
            <text:p>19174553712</text:p>
          </table:table-cell>
          <table:table-cell office:value-type="float" office:value="0.341169" calcext:value-type="float">
            <text:p>3.41E-01</text:p>
          </table:table-cell>
          <table:table-cell/>
          <table:table-cell office:value-type="float" office:value="64.18084" calcext:value-type="float">
            <text:p>64.18084</text:p>
          </table:table-cell>
          <table:table-cell office:value-type="float" office:value="3.763193" calcext:value-type="float">
            <text:p>3.763193</text:p>
          </table:table-cell>
          <table:table-cell office:value-type="float" office:value="21.800694" calcext:value-type="float">
            <text:p>21.800694</text:p>
          </table:table-cell>
          <table:table-cell office:value-type="float" office:value="11.905509" calcext:value-type="float">
            <text:p>11.905509</text:p>
          </table:table-cell>
          <table:table-cell office:value-type="float" office:value="10.169665" calcext:value-type="float">
            <text:p>10.169665</text:p>
          </table:table-cell>
          <table:table-cell office:value-type="float" office:value="7.918243" calcext:value-type="float">
            <text:p>7.918243</text:p>
          </table:table-cell>
          <table:table-cell office:value-type="float" office:value="6.951694" calcext:value-type="float">
            <text:p>6.951694</text:p>
          </table:table-cell>
          <table:table-cell/>
          <table:table-cell office:value-type="float" office:value="0.279244" calcext:value-type="float">
            <text:p>0.279244</text:p>
          </table:table-cell>
          <table:table-cell office:value-type="float" office:value="0.167624586247904" calcext:value-type="float">
            <text:p>0.167624586247904</text:p>
          </table:table-cell>
          <table:table-cell office:value-type="float" office:value="0.128303426559564" calcext:value-type="float">
            <text:p>0.1283034265595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1727352" calcext:value-type="float">
            <text:p>3161727352</text:p>
          </table:table-cell>
          <table:table-cell office:value-type="float" office:value="16743254400" calcext:value-type="float">
            <text:p>16743254400</text:p>
          </table:table-cell>
          <table:table-cell office:value-type="float" office:value="0.335479" calcext:value-type="float">
            <text:p>3.35E-01</text:p>
          </table:table-cell>
          <table:table-cell/>
          <table:table-cell office:value-type="float" office:value="57.436304" calcext:value-type="float">
            <text:p>57.436304</text:p>
          </table:table-cell>
          <table:table-cell office:value-type="float" office:value="2.828892" calcext:value-type="float">
            <text:p>2.828892</text:p>
          </table:table-cell>
          <table:table-cell office:value-type="float" office:value="21.804285" calcext:value-type="float">
            <text:p>21.804285</text:p>
          </table:table-cell>
          <table:table-cell office:value-type="float" office:value="9.369152" calcext:value-type="float">
            <text:p>9.369152</text:p>
          </table:table-cell>
          <table:table-cell office:value-type="float" office:value="9.528228" calcext:value-type="float">
            <text:p>9.528228</text:p>
          </table:table-cell>
          <table:table-cell office:value-type="float" office:value="5.183215" calcext:value-type="float">
            <text:p>5.183215</text:p>
          </table:table-cell>
          <table:table-cell office:value-type="float" office:value="7.007266" calcext:value-type="float">
            <text:p>7.007266</text:p>
          </table:table-cell>
          <table:table-cell/>
          <table:table-cell office:value-type="float" office:value="0.121181" calcext:value-type="float">
            <text:p>0.121181</text:p>
          </table:table-cell>
          <table:table-cell office:value-type="float" office:value="0.166187233434417" calcext:value-type="float">
            <text:p>0.166187233434417</text:p>
          </table:table-cell>
          <table:table-cell office:value-type="float" office:value="0.11517442630508" calcext:value-type="float">
            <text:p>0.115174426305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6957923" calcext:value-type="float">
            <text:p>2486957923</text:p>
          </table:table-cell>
          <table:table-cell office:value-type="float" office:value="14350235040" calcext:value-type="float">
            <text:p>14350235040</text:p>
          </table:table-cell>
          <table:table-cell office:value-type="float" office:value="0.322428" calcext:value-type="float">
            <text:p>3.22E-01</text:p>
          </table:table-cell>
          <table:table-cell/>
          <table:table-cell office:value-type="float" office:value="62.072909" calcext:value-type="float">
            <text:p>62.072909</text:p>
          </table:table-cell>
          <table:table-cell office:value-type="float" office:value="3.100873" calcext:value-type="float">
            <text:p>3.100873</text:p>
          </table:table-cell>
          <table:table-cell office:value-type="float" office:value="23.310816" calcext:value-type="float">
            <text:p>23.310816</text:p>
          </table:table-cell>
          <table:table-cell office:value-type="float" office:value="10.61831" calcext:value-type="float">
            <text:p>10.61831</text:p>
          </table:table-cell>
          <table:table-cell office:value-type="float" office:value="10.361233" calcext:value-type="float">
            <text:p>10.361233</text:p>
          </table:table-cell>
          <table:table-cell office:value-type="float" office:value="5.794502" calcext:value-type="float">
            <text:p>5.794502</text:p>
          </table:table-cell>
          <table:table-cell office:value-type="float" office:value="7.237208" calcext:value-type="float">
            <text:p>7.237208</text:p>
          </table:table-cell>
          <table:table-cell/>
          <table:table-cell office:value-type="float" office:value="0.159004" calcext:value-type="float">
            <text:p>0.159004</text:p>
          </table:table-cell>
          <table:table-cell office:value-type="float" office:value="0.172683688076712" calcext:value-type="float">
            <text:p>0.172683688076712</text:p>
          </table:table-cell>
          <table:table-cell office:value-type="float" office:value="0.107068237120665" calcext:value-type="float">
            <text:p>0.1070682371206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28144367" calcext:value-type="float">
            <text:p>1828144367</text:p>
          </table:table-cell>
          <table:table-cell office:value-type="float" office:value="11906984232" calcext:value-type="float">
            <text:p>11906984232</text:p>
          </table:table-cell>
          <table:table-cell office:value-type="float" office:value="0.314805" calcext:value-type="float">
            <text:p>3.15E-01</text:p>
          </table:table-cell>
          <table:table-cell/>
          <table:table-cell office:value-type="float" office:value="62.746761" calcext:value-type="float">
            <text:p>62.746761</text:p>
          </table:table-cell>
          <table:table-cell office:value-type="float" office:value="2.477406" calcext:value-type="float">
            <text:p>2.477406</text:p>
          </table:table-cell>
          <table:table-cell office:value-type="float" office:value="25.597588" calcext:value-type="float">
            <text:p>25.597588</text:p>
          </table:table-cell>
          <table:table-cell office:value-type="float" office:value="10.647874" calcext:value-type="float">
            <text:p>10.647874</text:p>
          </table:table-cell>
          <table:table-cell office:value-type="float" office:value="10.542518" calcext:value-type="float">
            <text:p>10.542518</text:p>
          </table:table-cell>
          <table:table-cell office:value-type="float" office:value="4.847536" calcext:value-type="float">
            <text:p>4.847536</text:p>
          </table:table-cell>
          <table:table-cell office:value-type="float" office:value="7.158972" calcext:value-type="float">
            <text:p>7.158972</text:p>
          </table:table-cell>
          <table:table-cell/>
          <table:table-cell office:value-type="float" office:value="0.123051" calcext:value-type="float">
            <text:p>0.123051</text:p>
          </table:table-cell>
          <table:table-cell office:value-type="float" office:value="0.129440123154318" calcext:value-type="float">
            <text:p>0.129440123154318</text:p>
          </table:table-cell>
          <table:table-cell office:value-type="float" office:value="0.115730130581397" calcext:value-type="float">
            <text:p>0.1157301305813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9144166" calcext:value-type="float">
            <text:p>1259144166</text:p>
          </table:table-cell>
          <table:table-cell office:value-type="float" office:value="8162606592" calcext:value-type="float">
            <text:p>8162606592</text:p>
          </table:table-cell>
          <table:table-cell office:value-type="float" office:value="0.303788" calcext:value-type="float">
            <text:p>3.04E-01</text:p>
          </table:table-cell>
          <table:table-cell/>
          <table:table-cell office:value-type="float" office:value="63.878974" calcext:value-type="float">
            <text:p>63.878974</text:p>
          </table:table-cell>
          <table:table-cell office:value-type="float" office:value="2.599883" calcext:value-type="float">
            <text:p>2.599883</text:p>
          </table:table-cell>
          <table:table-cell office:value-type="float" office:value="26.460017" calcext:value-type="float">
            <text:p>26.460017</text:p>
          </table:table-cell>
          <table:table-cell office:value-type="float" office:value="10.945883" calcext:value-type="float">
            <text:p>10.945883</text:p>
          </table:table-cell>
          <table:table-cell office:value-type="float" office:value="10.731017" calcext:value-type="float">
            <text:p>10.731017</text:p>
          </table:table-cell>
          <table:table-cell office:value-type="float" office:value="5.098903" calcext:value-type="float">
            <text:p>5.098903</text:p>
          </table:table-cell>
          <table:table-cell office:value-type="float" office:value="6.532948" calcext:value-type="float">
            <text:p>6.532948</text:p>
          </table:table-cell>
          <table:table-cell/>
          <table:table-cell office:value-type="float" office:value="0.113881" calcext:value-type="float">
            <text:p>0.113881</text:p>
          </table:table-cell>
          <table:table-cell office:value-type="float" office:value="0.122693887720297" calcext:value-type="float">
            <text:p>0.122693887720297</text:p>
          </table:table-cell>
          <table:table-cell office:value-type="float" office:value="0.0995860122423011" calcext:value-type="float">
            <text:p>0.09958601224230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78742399" calcext:value-type="float">
            <text:p>678742399</text:p>
          </table:table-cell>
          <table:table-cell office:value-type="float" office:value="3959825472" calcext:value-type="float">
            <text:p>3959825472</text:p>
          </table:table-cell>
          <table:table-cell office:value-type="float" office:value="0.281908" calcext:value-type="float">
            <text:p>2.82E-01</text:p>
          </table:table-cell>
          <table:table-cell/>
          <table:table-cell office:value-type="float" office:value="59.778412" calcext:value-type="float">
            <text:p>59.778412</text:p>
          </table:table-cell>
          <table:table-cell office:value-type="float" office:value="2.75061" calcext:value-type="float">
            <text:p>2.75061</text:p>
          </table:table-cell>
          <table:table-cell office:value-type="float" office:value="25.577143" calcext:value-type="float">
            <text:p>25.577143</text:p>
          </table:table-cell>
          <table:table-cell office:value-type="float" office:value="10.322658" calcext:value-type="float">
            <text:p>10.322658</text:p>
          </table:table-cell>
          <table:table-cell office:value-type="float" office:value="10.081996" calcext:value-type="float">
            <text:p>10.081996</text:p>
          </table:table-cell>
          <table:table-cell office:value-type="float" office:value="5.35793" calcext:value-type="float">
            <text:p>5.35793</text:p>
          </table:table-cell>
          <table:table-cell office:value-type="float" office:value="4.456969" calcext:value-type="float">
            <text:p>4.456969</text:p>
          </table:table-cell>
          <table:table-cell/>
          <table:table-cell office:value-type="float" office:value="0.099264" calcext:value-type="float">
            <text:p>0.099264</text:p>
          </table:table-cell>
          <table:table-cell office:value-type="float" office:value="0.10324855790142" calcext:value-type="float">
            <text:p>0.10324855790142</text:p>
          </table:table-cell>
          <table:table-cell office:value-type="float" office:value="0.0960594699664582" calcext:value-type="float">
            <text:p>0.09605946996645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973543" calcext:value-type="float">
            <text:p>395973543</text:p>
          </table:table-cell>
          <table:table-cell office:value-type="float" office:value="1916915544" calcext:value-type="float">
            <text:p>1916915544</text:p>
          </table:table-cell>
          <table:table-cell office:value-type="float" office:value="0.2537" calcext:value-type="float">
            <text:p>2.54E-01</text:p>
          </table:table-cell>
          <table:table-cell/>
          <table:table-cell office:value-type="float" office:value="58.10447" calcext:value-type="float">
            <text:p>58.10447</text:p>
          </table:table-cell>
          <table:table-cell office:value-type="float" office:value="3.233523" calcext:value-type="float">
            <text:p>3.233523</text:p>
          </table:table-cell>
          <table:table-cell office:value-type="float" office:value="24.302852" calcext:value-type="float">
            <text:p>24.302852</text:p>
          </table:table-cell>
          <table:table-cell office:value-type="float" office:value="10.253247" calcext:value-type="float">
            <text:p>10.253247</text:p>
          </table:table-cell>
          <table:table-cell office:value-type="float" office:value="10.162478" calcext:value-type="float">
            <text:p>10.162478</text:p>
          </table:table-cell>
          <table:table-cell office:value-type="float" office:value="6.181595" calcext:value-type="float">
            <text:p>6.181595</text:p>
          </table:table-cell>
          <table:table-cell office:value-type="float" office:value="2.915629" calcext:value-type="float">
            <text:p>2.915629</text:p>
          </table:table-cell>
          <table:table-cell/>
          <table:table-cell office:value-type="float" office:value="0.084306" calcext:value-type="float">
            <text:p>0.084306</text:p>
          </table:table-cell>
          <table:table-cell office:value-type="float" office:value="0.0680720982863494" calcext:value-type="float">
            <text:p>0.0680720982863494</text:p>
          </table:table-cell>
          <table:table-cell office:value-type="float" office:value="0.0809384390906687" calcext:value-type="float">
            <text:p>0.0809384390906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973543" calcext:value-type="float">
            <text:p>395973543</text:p>
          </table:table-cell>
          <table:table-cell office:value-type="float" office:value="1916915544" calcext:value-type="float">
            <text:p>1916915544</text:p>
          </table:table-cell>
          <table:table-cell office:value-type="float" office:value="0.2537" calcext:value-type="float">
            <text:p>2.54E-01</text:p>
          </table:table-cell>
          <table:table-cell/>
          <table:table-cell office:value-type="float" office:value="58.10447" calcext:value-type="float">
            <text:p>58.10447</text:p>
          </table:table-cell>
          <table:table-cell office:value-type="float" office:value="3.233523" calcext:value-type="float">
            <text:p>3.233523</text:p>
          </table:table-cell>
          <table:table-cell office:value-type="float" office:value="24.302852" calcext:value-type="float">
            <text:p>24.302852</text:p>
          </table:table-cell>
          <table:table-cell office:value-type="float" office:value="10.253247" calcext:value-type="float">
            <text:p>10.253247</text:p>
          </table:table-cell>
          <table:table-cell office:value-type="float" office:value="10.162478" calcext:value-type="float">
            <text:p>10.162478</text:p>
          </table:table-cell>
          <table:table-cell office:value-type="float" office:value="6.181595" calcext:value-type="float">
            <text:p>6.181595</text:p>
          </table:table-cell>
          <table:table-cell office:value-type="float" office:value="2.915629" calcext:value-type="float">
            <text:p>2.915629</text:p>
          </table:table-cell>
          <table:table-cell/>
          <table:table-cell office:value-type="float" office:value="0.084306" calcext:value-type="float">
            <text:p>0.084306</text:p>
          </table:table-cell>
          <table:table-cell office:value-type="float" office:value="0.0680720982863494" calcext:value-type="float">
            <text:p>0.0680720982863494</text:p>
          </table:table-cell>
          <table:table-cell office:value-type="float" office:value="0.0809384390906687" calcext:value-type="float">
            <text:p>0.0809384390906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5973543" calcext:value-type="float">
            <text:p>395973543</text:p>
          </table:table-cell>
          <table:table-cell office:value-type="float" office:value="1916915544" calcext:value-type="float">
            <text:p>1916915544</text:p>
          </table:table-cell>
          <table:table-cell office:value-type="float" office:value="0.2537" calcext:value-type="float">
            <text:p>2.54E-01</text:p>
          </table:table-cell>
          <table:table-cell/>
          <table:table-cell office:value-type="float" office:value="58.10447" calcext:value-type="float">
            <text:p>58.10447</text:p>
          </table:table-cell>
          <table:table-cell office:value-type="float" office:value="3.233523" calcext:value-type="float">
            <text:p>3.233523</text:p>
          </table:table-cell>
          <table:table-cell office:value-type="float" office:value="24.302852" calcext:value-type="float">
            <text:p>24.302852</text:p>
          </table:table-cell>
          <table:table-cell office:value-type="float" office:value="10.253247" calcext:value-type="float">
            <text:p>10.253247</text:p>
          </table:table-cell>
          <table:table-cell office:value-type="float" office:value="10.162478" calcext:value-type="float">
            <text:p>10.162478</text:p>
          </table:table-cell>
          <table:table-cell office:value-type="float" office:value="6.181595" calcext:value-type="float">
            <text:p>6.181595</text:p>
          </table:table-cell>
          <table:table-cell office:value-type="float" office:value="2.915629" calcext:value-type="float">
            <text:p>2.915629</text:p>
          </table:table-cell>
          <table:table-cell/>
          <table:table-cell office:value-type="float" office:value="0.084306" calcext:value-type="float">
            <text:p>0.084306</text:p>
          </table:table-cell>
          <table:table-cell office:value-type="float" office:value="0.0680720982863494" calcext:value-type="float">
            <text:p>0.0680720982863494</text:p>
          </table:table-cell>
          <table:table-cell table:style-name="ce1" office:value-type="float" office:value="0.0809384390906687" calcext:value-type="float">
            <text:p>8.09E-0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propor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table:style-name="Default"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476" calcext:value-type="float">
            <text:p>147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2]/[.A$71]" office:value-type="float" office:value="41" calcext:value-type="float">
            <text:p>41</text:p>
          </table:table-cell>
          <table:table-cell table:formula="of:=[.E6]/[.E$25]" office:value-type="float" office:value="29.9086208451327" calcext:value-type="float">
            <text:p>29.9086208451327</text:p>
          </table:table-cell>
          <table:table-cell table:style-name="Default" table:formula="of:=[.F6]/[.F$25]" office:value-type="float" office:value="30.8753947906896" calcext:value-type="float">
            <text:p>30.8753947906896</text:p>
          </table:table-cell>
          <table:table-cell/>
          <table:table-cell table:formula="of:=[.F29]/[.F$48]" office:value-type="float" office:value="30.9242207177804" calcext:value-type="float">
            <text:p>30.9242207177804</text:p>
          </table:table-cell>
          <table:table-cell/>
          <table:table-cell table:formula="of:=SUM([.J6:.O6])" office:value-type="float" office:value="67.961792" calcext:value-type="float">
            <text:p>67.961792</text:p>
          </table:table-cell>
          <table:table-cell/>
          <table:table-cell table:formula="of:=[.J6] / [.$K52]" office:value-type="float" office:value="0.0924363501186078" calcext:value-type="float">
            <text:p>0.0924363501186078</text:p>
          </table:table-cell>
          <table:table-cell table:formula="of:=[.K6] / [.$K52]" office:value-type="float" office:value="0.329034246183503" calcext:value-type="float">
            <text:p>0.329034246183503</text:p>
          </table:table-cell>
          <table:table-cell table:formula="of:=[.L6] / [.$K52]" office:value-type="float" office:value="0.175452833851114" calcext:value-type="float">
            <text:p>0.175452833851114</text:p>
          </table:table-cell>
          <table:table-cell table:formula="of:=[.M6] / [.$K52]" office:value-type="float" office:value="0.1405394960745" calcext:value-type="float">
            <text:p>0.1405394960745</text:p>
          </table:table-cell>
          <table:table-cell table:formula="of:=[.N6] / [.$K52]" office:value-type="float" office:value="0.117886046912948" calcext:value-type="float">
            <text:p>0.117886046912948</text:p>
          </table:table-cell>
          <table:table-cell table:formula="of:=[.O6] / [.$K52]" office:value-type="float" office:value="0.144651026859327" calcext:value-type="float">
            <text:p>0.144651026859327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0 iterations, starting with 1 graphs having 14 nodes" calcext:value-type="string">
            <text:p>for 10 iterations, starting with 1 graphs having 14 nodes</text:p>
          </table:table-cell>
        </table:table-row>
        <table:table-row table:style-name="ro1">
          <table:table-cell table:formula="of:=[.A7]*[.B7]*[.C7]" office:value-type="float" office:value="1368" calcext:value-type="float">
            <text:p>1368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3]/[.A$71]" office:value-type="float" office:value="38" calcext:value-type="float">
            <text:p>38</text:p>
          </table:table-cell>
          <table:table-cell table:formula="of:=[.E7]/[.E$25]" office:value-type="float" office:value="28.3147067081317" calcext:value-type="float">
            <text:p>28.3147067081317</text:p>
          </table:table-cell>
          <table:table-cell table:style-name="Default" table:formula="of:=[.F7]/[.F$25]" office:value-type="float" office:value="28.4125939087745" calcext:value-type="float">
            <text:p>28.4125939087745</text:p>
          </table:table-cell>
          <table:table-cell/>
          <table:table-cell table:formula="of:=[.F30]/[.F$48]" office:value-type="float" office:value="28.4565842468853" calcext:value-type="float">
            <text:p>28.4565842468853</text:p>
          </table:table-cell>
          <table:table-cell/>
          <table:table-cell table:formula="of:=SUM([.J7:.O7])" office:value-type="float" office:value="67.159734" calcext:value-type="float">
            <text:p>67.159734</text:p>
          </table:table-cell>
          <table:table-cell/>
          <table:table-cell table:formula="of:=[.J7] / [.$K53]" office:value-type="float" office:value="0.0927570826888623" calcext:value-type="float">
            <text:p>0.0927570826888623</text:p>
          </table:table-cell>
          <table:table-cell table:formula="of:=[.K7] / [.$K53]" office:value-type="float" office:value="0.328185844214332" calcext:value-type="float">
            <text:p>0.328185844214332</text:p>
          </table:table-cell>
          <table:table-cell table:formula="of:=[.L7] / [.$K53]" office:value-type="float" office:value="0.177099703819554" calcext:value-type="float">
            <text:p>0.177099703819554</text:p>
          </table:table-cell>
          <table:table-cell table:formula="of:=[.M7] / [.$K53]" office:value-type="float" office:value="0.142505865195952" calcext:value-type="float">
            <text:p>0.142505865195952</text:p>
          </table:table-cell>
          <table:table-cell table:formula="of:=[.N7] / [.$K53]" office:value-type="float" office:value="0.121197219155156" calcext:value-type="float">
            <text:p>0.121197219155156</text:p>
          </table:table-cell>
          <table:table-cell table:formula="of:=[.O7] / [.$K53]" office:value-type="float" office:value="0.138254284926143" calcext:value-type="float">
            <text:p>0.138254284926143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260" calcext:value-type="float">
            <text:p>1260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4]/[.A$71]" office:value-type="float" office:value="35" calcext:value-type="float">
            <text:p>35</text:p>
          </table:table-cell>
          <table:table-cell table:formula="of:=[.E8]/[.E$25]" office:value-type="float" office:value="26.7547328134976" calcext:value-type="float">
            <text:p>26.7547328134976</text:p>
          </table:table-cell>
          <table:table-cell table:style-name="Default" table:formula="of:=[.F8]/[.F$25]" office:value-type="float" office:value="25.9397316377226" calcext:value-type="float">
            <text:p>25.9397316377226</text:p>
          </table:table-cell>
          <table:table-cell/>
          <table:table-cell table:formula="of:=[.F31]/[.F$48]" office:value-type="float" office:value="25.9727250143265" calcext:value-type="float">
            <text:p>25.9727250143265</text:p>
          </table:table-cell>
          <table:table-cell/>
          <table:table-cell table:formula="of:=SUM([.J8:.O8])" office:value-type="float" office:value="66.890159" calcext:value-type="float">
            <text:p>66.890159</text:p>
          </table:table-cell>
          <table:table-cell/>
          <table:table-cell table:formula="of:=[.J8] / [.$K54]" office:value-type="float" office:value="0.093620692395125" calcext:value-type="float">
            <text:p>0.093620692395125</text:p>
          </table:table-cell>
          <table:table-cell table:formula="of:=[.K8] / [.$K54]" office:value-type="float" office:value="0.335808739817766" calcext:value-type="float">
            <text:p>0.335808739817766</text:p>
          </table:table-cell>
          <table:table-cell table:formula="of:=[.L8] / [.$K54]" office:value-type="float" office:value="0.171965475519351" calcext:value-type="float">
            <text:p>0.171965475519351</text:p>
          </table:table-cell>
          <table:table-cell table:formula="of:=[.M8] / [.$K54]" office:value-type="float" office:value="0.139759213309689" calcext:value-type="float">
            <text:p>0.139759213309689</text:p>
          </table:table-cell>
          <table:table-cell table:formula="of:=[.N8] / [.$K54]" office:value-type="float" office:value="0.123649130509617" calcext:value-type="float">
            <text:p>0.123649130509617</text:p>
          </table:table-cell>
          <table:table-cell table:formula="of:=[.O8] / [.$K54]" office:value-type="float" office:value="0.135196748448453" calcext:value-type="float">
            <text:p>0.135196748448453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1152" calcext:value-type="float">
            <text:p>1152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5]/[.A$71]" office:value-type="float" office:value="32" calcext:value-type="float">
            <text:p>32</text:p>
          </table:table-cell>
          <table:table-cell table:formula="of:=[.E9]/[.E$25]" office:value-type="float" office:value="25.1864309960688" calcext:value-type="float">
            <text:p>25.1864309960688</text:p>
          </table:table-cell>
          <table:table-cell table:style-name="Default" table:formula="of:=[.F9]/[.F$25]" office:value-type="float" office:value="23.3256465638967" calcext:value-type="float">
            <text:p>23.3256465638967</text:p>
          </table:table-cell>
          <table:table-cell/>
          <table:table-cell table:formula="of:=[.F32]/[.F$48]" office:value-type="float" office:value="23.3405212556407" calcext:value-type="float">
            <text:p>23.3405212556407</text:p>
          </table:table-cell>
          <table:table-cell/>
          <table:table-cell table:formula="of:=SUM([.J9:.O9])" office:value-type="float" office:value="66.00604" calcext:value-type="float">
            <text:p>66.00604</text:p>
          </table:table-cell>
          <table:table-cell/>
          <table:table-cell table:formula="of:=[.J9] / [.$K55]" office:value-type="float" office:value="0.0944271312140525" calcext:value-type="float">
            <text:p>0.0944271312140525</text:p>
          </table:table-cell>
          <table:table-cell table:formula="of:=[.K9] / [.$K55]" office:value-type="float" office:value="0.33546019424889" calcext:value-type="float">
            <text:p>0.33546019424889</text:p>
          </table:table-cell>
          <table:table-cell table:formula="of:=[.L9] / [.$K55]" office:value-type="float" office:value="0.171548209830494" calcext:value-type="float">
            <text:p>0.171548209830494</text:p>
          </table:table-cell>
          <table:table-cell table:formula="of:=[.M9] / [.$K55]" office:value-type="float" office:value="0.136212655690297" calcext:value-type="float">
            <text:p>0.136212655690297</text:p>
          </table:table-cell>
          <table:table-cell table:formula="of:=[.N9] / [.$K55]" office:value-type="float" office:value="0.128193132022463" calcext:value-type="float">
            <text:p>0.128193132022463</text:p>
          </table:table-cell>
          <table:table-cell table:formula="of:=[.O9] / [.$K55]" office:value-type="float" office:value="0.134158676993802" calcext:value-type="float">
            <text:p>0.134158676993802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1044" calcext:value-type="float">
            <text:p>1044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6]/[.A$71]" office:value-type="float" office:value="29" calcext:value-type="float">
            <text:p>29</text:p>
          </table:table-cell>
          <table:table-cell table:formula="of:=[.E10]/[.E$25]" office:value-type="float" office:value="23.5927740598543" calcext:value-type="float">
            <text:p>23.5927740598543</text:p>
          </table:table-cell>
          <table:table-cell table:style-name="Default" table:formula="of:=[.F10]/[.F$25]" office:value-type="float" office:value="20.5864658252257" calcext:value-type="float">
            <text:p>20.5864658252257</text:p>
          </table:table-cell>
          <table:table-cell/>
          <table:table-cell table:formula="of:=[.F33]/[.F$48]" office:value-type="float" office:value="20.6012806310678" calcext:value-type="float">
            <text:p>20.6012806310678</text:p>
          </table:table-cell>
          <table:table-cell/>
          <table:table-cell table:formula="of:=SUM([.J10:.O10])" office:value-type="float" office:value="62.548723" calcext:value-type="float">
            <text:p>62.548723</text:p>
          </table:table-cell>
          <table:table-cell/>
          <table:table-cell table:formula="of:=[.J10] / [.$K56]" office:value-type="float" office:value="0.098881459178631" calcext:value-type="float">
            <text:p>0.098881459178631</text:p>
          </table:table-cell>
          <table:table-cell table:formula="of:=[.K10] / [.$K56]" office:value-type="float" office:value="0.329469492126962" calcext:value-type="float">
            <text:p>0.329469492126962</text:p>
          </table:table-cell>
          <table:table-cell table:formula="of:=[.L10] / [.$K56]" office:value-type="float" office:value="0.17075263071318" calcext:value-type="float">
            <text:p>0.17075263071318</text:p>
          </table:table-cell>
          <table:table-cell table:formula="of:=[.M10] / [.$K56]" office:value-type="float" office:value="0.13834357577532" calcext:value-type="float">
            <text:p>0.13834357577532</text:p>
          </table:table-cell>
          <table:table-cell table:formula="of:=[.N10] / [.$K56]" office:value-type="float" office:value="0.137858449963879" calcext:value-type="float">
            <text:p>0.137858449963879</text:p>
          </table:table-cell>
          <table:table-cell table:formula="of:=[.O10] / [.$K56]" office:value-type="float" office:value="0.124694392242029" calcext:value-type="float">
            <text:p>0.124694392242029</text:p>
          </table:table-cell>
          <table:table-cell table:number-columns-repeated="2"/>
        </table:table-row>
        <table:table-row table:style-name="ro1">
          <table:table-cell table:formula="of:=[.A11]*[.B11]*[.C11]" office:value-type="float" office:value="936" calcext:value-type="float">
            <text:p>93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7]/[.A$71]" office:value-type="float" office:value="26" calcext:value-type="float">
            <text:p>26</text:p>
          </table:table-cell>
          <table:table-cell table:formula="of:=[.E11]/[.E$25]" office:value-type="float" office:value="21.5662557662435" calcext:value-type="float">
            <text:p>21.5662557662435</text:p>
          </table:table-cell>
          <table:table-cell table:style-name="Default" table:formula="of:=[.F11]/[.F$25]" office:value-type="float" office:value="18.1096353247432" calcext:value-type="float">
            <text:p>18.1096353247432</text:p>
          </table:table-cell>
          <table:table-cell/>
          <table:table-cell table:formula="of:=[.F34]/[.F$48]" office:value-type="float" office:value="17.9780611555206" calcext:value-type="float">
            <text:p>17.9780611555206</text:p>
          </table:table-cell>
          <table:table-cell/>
          <table:table-cell table:formula="of:=SUM([.J11:.O11])" office:value-type="float" office:value="62.214665" calcext:value-type="float">
            <text:p>62.214665</text:p>
          </table:table-cell>
          <table:table-cell/>
          <table:table-cell table:formula="of:=[.J11] / [.$K57]" office:value-type="float" office:value="0.0996427932224661" calcext:value-type="float">
            <text:p>0.0996427932224661</text:p>
          </table:table-cell>
          <table:table-cell table:formula="of:=[.K11] / [.$K57]" office:value-type="float" office:value="0.331887425577233" calcext:value-type="float">
            <text:p>0.331887425577233</text:p>
          </table:table-cell>
          <table:table-cell table:formula="of:=[.L11] / [.$K57]" office:value-type="float" office:value="0.164495268117252" calcext:value-type="float">
            <text:p>0.164495268117252</text:p>
          </table:table-cell>
          <table:table-cell table:formula="of:=[.M11] / [.$K57]" office:value-type="float" office:value="0.139233571377424" calcext:value-type="float">
            <text:p>0.139233571377424</text:p>
          </table:table-cell>
          <table:table-cell table:formula="of:=[.N11] / [.$K57]" office:value-type="float" office:value="0.142291644582511" calcext:value-type="float">
            <text:p>0.142291644582511</text:p>
          </table:table-cell>
          <table:table-cell table:formula="of:=[.O11] / [.$K57]" office:value-type="float" office:value="0.122449297123114" calcext:value-type="float">
            <text:p>0.122449297123114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828" calcext:value-type="float">
            <text:p>828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8]/[.A$71]" office:value-type="float" office:value="23" calcext:value-type="float">
            <text:p>23</text:p>
          </table:table-cell>
          <table:table-cell table:formula="of:=[.E12]/[.E$25]" office:value-type="float" office:value="19.0109092444423" calcext:value-type="float">
            <text:p>19.0109092444423</text:p>
          </table:table-cell>
          <table:table-cell table:style-name="Default" table:formula="of:=[.F12]/[.F$25]" office:value-type="float" office:value="16.6289133793238" calcext:value-type="float">
            <text:p>16.6289133793238</text:p>
          </table:table-cell>
          <table:table-cell/>
          <table:table-cell table:formula="of:=[.F35]/[.F$48]" office:value-type="float" office:value="16.5296227322992" calcext:value-type="float">
            <text:p>16.5296227322992</text:p>
          </table:table-cell>
          <table:table-cell/>
          <table:table-cell table:formula="of:=SUM([.J12:.O12])" office:value-type="float" office:value="65.406643" calcext:value-type="float">
            <text:p>65.406643</text:p>
          </table:table-cell>
          <table:table-cell/>
          <table:table-cell table:formula="of:=[.J12] / [.$K58]" office:value-type="float" office:value="0.101413659159972" calcext:value-type="float">
            <text:p>0.101413659159972</text:p>
          </table:table-cell>
          <table:table-cell table:formula="of:=[.K12] / [.$K58]" office:value-type="float" office:value="0.331859456538688" calcext:value-type="float">
            <text:p>0.331859456538688</text:p>
          </table:table-cell>
          <table:table-cell table:formula="of:=[.L12] / [.$K58]" office:value-type="float" office:value="0.165097083487376" calcext:value-type="float">
            <text:p>0.165097083487376</text:p>
          </table:table-cell>
          <table:table-cell table:formula="of:=[.M12] / [.$K58]" office:value-type="float" office:value="0.152867545885209" calcext:value-type="float">
            <text:p>0.152867545885209</text:p>
          </table:table-cell>
          <table:table-cell table:formula="of:=[.N12] / [.$K58]" office:value-type="float" office:value="0.132716427595894" calcext:value-type="float">
            <text:p>0.132716427595894</text:p>
          </table:table-cell>
          <table:table-cell table:formula="of:=[.O12] / [.$K58]" office:value-type="float" office:value="0.11604582733286" calcext:value-type="float">
            <text:p>0.11604582733286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720" calcext:value-type="float">
            <text:p>720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59]/[.A$71]" office:value-type="float" office:value="20" calcext:value-type="float">
            <text:p>20</text:p>
          </table:table-cell>
          <table:table-cell table:formula="of:=[.E13]/[.E$25]" office:value-type="float" office:value="16.4340363781493" calcext:value-type="float">
            <text:p>16.4340363781493</text:p>
          </table:table-cell>
          <table:table-cell table:style-name="Default" table:formula="of:=[.F13]/[.F$25]" office:value-type="float" office:value="14.8728555861068" calcext:value-type="float">
            <text:p>14.8728555861068</text:p>
          </table:table-cell>
          <table:table-cell/>
          <table:table-cell table:formula="of:=[.F36]/[.F$48]" office:value-type="float" office:value="14.8432349714412" calcext:value-type="float">
            <text:p>14.8432349714412</text:p>
          </table:table-cell>
          <table:table-cell/>
          <table:table-cell table:formula="of:=SUM([.J13:.O13])" office:value-type="float" office:value="63.664804" calcext:value-type="float">
            <text:p>63.664804</text:p>
          </table:table-cell>
          <table:table-cell/>
          <table:table-cell table:formula="of:=[.J13] / [.$K59]" office:value-type="float" office:value="0.101307953449444" calcext:value-type="float">
            <text:p>0.101307953449444</text:p>
          </table:table-cell>
          <table:table-cell table:formula="of:=[.K13] / [.$K59]" office:value-type="float" office:value="0.334078449373692" calcext:value-type="float">
            <text:p>0.334078449373692</text:p>
          </table:table-cell>
          <table:table-cell table:formula="of:=[.L13] / [.$K59]" office:value-type="float" office:value="0.169138555739526" calcext:value-type="float">
            <text:p>0.169138555739526</text:p>
          </table:table-cell>
          <table:table-cell table:formula="of:=[.M13] / [.$K59]" office:value-type="float" office:value="0.148551372277844" calcext:value-type="float">
            <text:p>0.148551372277844</text:p>
          </table:table-cell>
          <table:table-cell table:formula="of:=[.N13] / [.$K59]" office:value-type="float" office:value="0.136166051810982" calcext:value-type="float">
            <text:p>0.136166051810982</text:p>
          </table:table-cell>
          <table:table-cell table:formula="of:=[.O13] / [.$K59]" office:value-type="float" office:value="0.110757617348512" calcext:value-type="float">
            <text:p>0.110757617348512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648" calcext:value-type="float">
            <text:p>648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0]/[.A$71]" office:value-type="float" office:value="18" calcext:value-type="float">
            <text:p>18</text:p>
          </table:table-cell>
          <table:table-cell table:formula="of:=[.E14]/[.E$25]" office:value-type="float" office:value="14.7238998720221" calcext:value-type="float">
            <text:p>14.7238998720221</text:p>
          </table:table-cell>
          <table:table-cell table:style-name="Default" table:formula="of:=[.F14]/[.F$25]" office:value-type="float" office:value="13.6907713672602" calcext:value-type="float">
            <text:p>13.6907713672602</text:p>
          </table:table-cell>
          <table:table-cell/>
          <table:table-cell table:formula="of:=[.F37]/[.F$48]" office:value-type="float" office:value="13.6654428381014" calcext:value-type="float">
            <text:p>13.6654428381014</text:p>
          </table:table-cell>
          <table:table-cell/>
          <table:table-cell table:formula="of:=SUM([.J14:.O14])" office:value-type="float" office:value="57.07326" calcext:value-type="float">
            <text:p>57.07326</text:p>
          </table:table-cell>
          <table:table-cell/>
          <table:table-cell table:formula="of:=[.J14] / [.$K60]" office:value-type="float" office:value="0.0879853016982033" calcext:value-type="float">
            <text:p>0.0879853016982033</text:p>
          </table:table-cell>
          <table:table-cell table:formula="of:=[.K14] / [.$K60]" office:value-type="float" office:value="0.38016915452175" calcext:value-type="float">
            <text:p>0.38016915452175</text:p>
          </table:table-cell>
          <table:table-cell table:formula="of:=[.L14] / [.$K60]" office:value-type="float" office:value="0.148142790511704" calcext:value-type="float">
            <text:p>0.148142790511704</text:p>
          </table:table-cell>
          <table:table-cell table:formula="of:=[.M14] / [.$K60]" office:value-type="float" office:value="0.149053357036202" calcext:value-type="float">
            <text:p>0.149053357036202</text:p>
          </table:table-cell>
          <table:table-cell table:formula="of:=[.N14] / [.$K60]" office:value-type="float" office:value="0.112336302499629" calcext:value-type="float">
            <text:p>0.112336302499629</text:p>
          </table:table-cell>
          <table:table-cell table:formula="of:=[.O14] / [.$K60]" office:value-type="float" office:value="0.122313093732512" calcext:value-type="float">
            <text:p>0.122313093732512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576" calcext:value-type="float">
            <text:p>57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1]/[.A$71]" office:value-type="float" office:value="16" calcext:value-type="float">
            <text:p>16</text:p>
          </table:table-cell>
          <table:table-cell table:formula="of:=[.E15]/[.E$25]" office:value-type="float" office:value="13.050467823511" calcext:value-type="float">
            <text:p>13.050467823511</text:p>
          </table:table-cell>
          <table:table-cell table:style-name="Default" table:formula="of:=[.F15]/[.F$25]" office:value-type="float" office:value="12.4807314845683" calcext:value-type="float">
            <text:p>12.4807314845683</text:p>
          </table:table-cell>
          <table:table-cell/>
          <table:table-cell table:formula="of:=[.F38]/[.F$48]" office:value-type="float" office:value="12.471205736125" calcext:value-type="float">
            <text:p>12.471205736125</text:p>
          </table:table-cell>
          <table:table-cell/>
          <table:table-cell table:formula="of:=SUM([.J15:.O15])" office:value-type="float" office:value="57.11998" calcext:value-type="float">
            <text:p>57.11998</text:p>
          </table:table-cell>
          <table:table-cell/>
          <table:table-cell table:formula="of:=[.J15] / [.$K61]" office:value-type="float" office:value="0.0882975449221096" calcext:value-type="float">
            <text:p>0.0882975449221096</text:p>
          </table:table-cell>
          <table:table-cell table:formula="of:=[.K15] / [.$K61]" office:value-type="float" office:value="0.379405560015952" calcext:value-type="float">
            <text:p>0.379405560015952</text:p>
          </table:table-cell>
          <table:table-cell table:formula="of:=[.L15] / [.$K61]" office:value-type="float" office:value="0.151011922623222" calcext:value-type="float">
            <text:p>0.151011922623222</text:p>
          </table:table-cell>
          <table:table-cell table:formula="of:=[.M15] / [.$K61]" office:value-type="float" office:value="0.149229218917794" calcext:value-type="float">
            <text:p>0.149229218917794</text:p>
          </table:table-cell>
          <table:table-cell table:formula="of:=[.N15] / [.$K61]" office:value-type="float" office:value="0.111752717700531" calcext:value-type="float">
            <text:p>0.111752717700531</text:p>
          </table:table-cell>
          <table:table-cell table:formula="of:=[.O15] / [.$K61]" office:value-type="float" office:value="0.120303035820391" calcext:value-type="float">
            <text:p>0.120303035820391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504" calcext:value-type="float">
            <text:p>504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2]/[.A$71]" office:value-type="float" office:value="14" calcext:value-type="float">
            <text:p>14</text:p>
          </table:table-cell>
          <table:table-cell table:formula="of:=[.E16]/[.E$25]" office:value-type="float" office:value="11.3481534829987" calcext:value-type="float">
            <text:p>11.3481534829987</text:p>
          </table:table-cell>
          <table:table-cell table:style-name="Default" table:formula="of:=[.F16]/[.F$25]" office:value-type="float" office:value="11.2486085473339" calcext:value-type="float">
            <text:p>11.2486085473339</text:p>
          </table:table-cell>
          <table:table-cell/>
          <table:table-cell table:formula="of:=[.F39]/[.F$48]" office:value-type="float" office:value="11.2569720724222" calcext:value-type="float">
            <text:p>11.2569720724222</text:p>
          </table:table-cell>
          <table:table-cell/>
          <table:table-cell table:formula="of:=SUM([.J16:.O16])" office:value-type="float" office:value="61.31325" calcext:value-type="float">
            <text:p>61.31325</text:p>
          </table:table-cell>
          <table:table-cell/>
          <table:table-cell table:formula="of:=[.J16] / [.$K62]" office:value-type="float" office:value="0.0933975771957937" calcext:value-type="float">
            <text:p>0.0933975771957937</text:p>
          </table:table-cell>
          <table:table-cell table:formula="of:=[.K16] / [.$K62]" office:value-type="float" office:value="0.371984342699172" calcext:value-type="float">
            <text:p>0.371984342699172</text:p>
          </table:table-cell>
          <table:table-cell table:formula="of:=[.L16] / [.$K62]" office:value-type="float" office:value="0.154208625378691" calcext:value-type="float">
            <text:p>0.154208625378691</text:p>
          </table:table-cell>
          <table:table-cell table:formula="of:=[.M16] / [.$K62]" office:value-type="float" office:value="0.142625810897318" calcext:value-type="float">
            <text:p>0.142625810897318</text:p>
          </table:table-cell>
          <table:table-cell table:formula="of:=[.N16] / [.$K62]" office:value-type="float" office:value="0.122017133327625" calcext:value-type="float">
            <text:p>0.122017133327625</text:p>
          </table:table-cell>
          <table:table-cell table:formula="of:=[.O16] / [.$K62]" office:value-type="float" office:value="0.115766510501401" calcext:value-type="float">
            <text:p>0.115766510501401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432" calcext:value-type="float">
            <text:p>432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3]/[.A$71]" office:value-type="float" office:value="12" calcext:value-type="float">
            <text:p>12</text:p>
          </table:table-cell>
          <table:table-cell table:formula="of:=[.E17]/[.E$25]" office:value-type="float" office:value="9.6838794697496" calcext:value-type="float">
            <text:p>9.6838794697496</text:p>
          </table:table-cell>
          <table:table-cell table:style-name="Default" table:formula="of:=[.F17]/[.F$25]" office:value-type="float" office:value="9.98245528043175" calcext:value-type="float">
            <text:p>9.98245528043175</text:p>
          </table:table-cell>
          <table:table-cell/>
          <table:table-cell table:formula="of:=[.F40]/[.F$48]" office:value-type="float" office:value="10.0028161240681" calcext:value-type="float">
            <text:p>10.0028161240681</text:p>
          </table:table-cell>
          <table:table-cell/>
          <table:table-cell table:formula="of:=SUM([.J17:.O17])" office:value-type="float" office:value="59.852389" calcext:value-type="float">
            <text:p>59.852389</text:p>
          </table:table-cell>
          <table:table-cell/>
          <table:table-cell table:formula="of:=[.J17] / [.$K63]" office:value-type="float" office:value="0.083213754425074" calcext:value-type="float">
            <text:p>0.083213754425074</text:p>
          </table:table-cell>
          <table:table-cell table:formula="of:=[.K17] / [.$K63]" office:value-type="float" office:value="0.401724315465503" calcext:value-type="float">
            <text:p>0.401724315465503</text:p>
          </table:table-cell>
          <table:table-cell table:formula="of:=[.L17] / [.$K63]" office:value-type="float" office:value="0.145686231505312" calcext:value-type="float">
            <text:p>0.145686231505312</text:p>
          </table:table-cell>
          <table:table-cell table:formula="of:=[.M17] / [.$K63]" office:value-type="float" office:value="0.149613693782549" calcext:value-type="float">
            <text:p>0.149613693782549</text:p>
          </table:table-cell>
          <table:table-cell table:formula="of:=[.N17] / [.$K63]" office:value-type="float" office:value="0.1050382299694" calcext:value-type="float">
            <text:p>0.1050382299694</text:p>
          </table:table-cell>
          <table:table-cell table:formula="of:=[.O17] / [.$K63]" office:value-type="float" office:value="0.114723774852162" calcext:value-type="float">
            <text:p>0.114723774852162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360" calcext:value-type="float">
            <text:p>360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4]/[.A$71]" office:value-type="float" office:value="10" calcext:value-type="float">
            <text:p>10</text:p>
          </table:table-cell>
          <table:table-cell table:formula="of:=[.E18]/[.E$25]" office:value-type="float" office:value="8.01209036992195" calcext:value-type="float">
            <text:p>8.01209036992195</text:p>
          </table:table-cell>
          <table:table-cell table:style-name="Default" table:formula="of:=[.F18]/[.F$25]" office:value-type="float" office:value="8.73253383702051" calcext:value-type="float">
            <text:p>8.73253383702051</text:p>
          </table:table-cell>
          <table:table-cell/>
          <table:table-cell table:formula="of:=[.F41]/[.F$48]" office:value-type="float" office:value="8.73447682784297" calcext:value-type="float">
            <text:p>8.73447682784297</text:p>
          </table:table-cell>
          <table:table-cell/>
          <table:table-cell table:formula="of:=SUM([.J18:.O18])" office:value-type="float" office:value="70.339047" calcext:value-type="float">
            <text:p>70.339047</text:p>
          </table:table-cell>
          <table:table-cell/>
          <table:table-cell table:formula="of:=[.J18] / [.$K64]" office:value-type="float" office:value="0.0982590935586602" calcext:value-type="float">
            <text:p>0.0982590935586602</text:p>
          </table:table-cell>
          <table:table-cell table:formula="of:=[.K18] / [.$K64]" office:value-type="float" office:value="0.348447356700753" calcext:value-type="float">
            <text:p>0.348447356700753</text:p>
          </table:table-cell>
          <table:table-cell table:formula="of:=[.L18] / [.$K64]" office:value-type="float" office:value="0.176554197556871" calcext:value-type="float">
            <text:p>0.176554197556871</text:p>
          </table:table-cell>
          <table:table-cell table:formula="of:=[.M18] / [.$K64]" office:value-type="float" office:value="0.156163176336466" calcext:value-type="float">
            <text:p>0.156163176336466</text:p>
          </table:table-cell>
          <table:table-cell table:formula="of:=[.N18] / [.$K64]" office:value-type="float" office:value="0.120461342048038" calcext:value-type="float">
            <text:p>0.120461342048038</text:p>
          </table:table-cell>
          <table:table-cell table:formula="of:=[.O18] / [.$K64]" office:value-type="float" office:value="0.100114833799213" calcext:value-type="float">
            <text:p>0.100114833799213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288" calcext:value-type="float">
            <text:p>288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5]/[.A$71]" office:value-type="float" office:value="8" calcext:value-type="float">
            <text:p>8</text:p>
          </table:table-cell>
          <table:table-cell table:formula="of:=[.E19]/[.E$25]" office:value-type="float" office:value="6.29666839891317" calcext:value-type="float">
            <text:p>6.29666839891317</text:p>
          </table:table-cell>
          <table:table-cell table:style-name="Default" table:formula="of:=[.F19]/[.F$25]" office:value-type="float" office:value="7.46157574223817" calcext:value-type="float">
            <text:p>7.46157574223817</text:p>
          </table:table-cell>
          <table:table-cell/>
          <table:table-cell table:formula="of:=[.F42]/[.F$48]" office:value-type="float" office:value="7.48610708745967" calcext:value-type="float">
            <text:p>7.48610708745967</text:p>
          </table:table-cell>
          <table:table-cell/>
          <table:table-cell table:formula="of:=SUM([.J19:.O19])" office:value-type="float" office:value="64.11351" calcext:value-type="float">
            <text:p>64.11351</text:p>
          </table:table-cell>
          <table:table-cell/>
          <table:table-cell table:formula="of:=[.J19] / [.$K65]" office:value-type="float" office:value="0.0798697965530198" calcext:value-type="float">
            <text:p>0.0798697965530198</text:p>
          </table:table-cell>
          <table:table-cell table:formula="of:=[.K19] / [.$K65]" office:value-type="float" office:value="0.409143954214954" calcext:value-type="float">
            <text:p>0.409143954214954</text:p>
          </table:table-cell>
          <table:table-cell table:formula="of:=[.L19] / [.$K65]" office:value-type="float" office:value="0.150264476239095" calcext:value-type="float">
            <text:p>0.150264476239095</text:p>
          </table:table-cell>
          <table:table-cell table:formula="of:=[.M19] / [.$K65]" office:value-type="float" office:value="0.151991194991508" calcext:value-type="float">
            <text:p>0.151991194991508</text:p>
          </table:table-cell>
          <table:table-cell table:formula="of:=[.N19] / [.$K65]" office:value-type="float" office:value="0.0948653099791292" calcext:value-type="float">
            <text:p>0.0948653099791292</text:p>
          </table:table-cell>
          <table:table-cell table:formula="of:=[.O19] / [.$K65]" office:value-type="float" office:value="0.113865268022294" calcext:value-type="float">
            <text:p>0.113865268022294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216" calcext:value-type="float">
            <text:p>21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6]/[.A$71]" office:value-type="float" office:value="6" calcext:value-type="float">
            <text:p>6</text:p>
          </table:table-cell>
          <table:table-cell table:formula="of:=[.E20]/[.E$25]" office:value-type="float" office:value="4.62148197980064" calcext:value-type="float">
            <text:p>4.62148197980064</text:p>
          </table:table-cell>
          <table:table-cell table:style-name="Default" table:formula="of:=[.F20]/[.F$25]" office:value-type="float" office:value="6.2107817494739" calcext:value-type="float">
            <text:p>6.2107817494739</text:p>
          </table:table-cell>
          <table:table-cell/>
          <table:table-cell table:formula="of:=[.F43]/[.F$48]" office:value-type="float" office:value="6.21153303768087" calcext:value-type="float">
            <text:p>6.21153303768087</text:p>
          </table:table-cell>
          <table:table-cell/>
          <table:table-cell table:formula="of:=SUM([.J20:.O20])" office:value-type="float" office:value="66.475624" calcext:value-type="float">
            <text:p>66.475624</text:p>
          </table:table-cell>
          <table:table-cell/>
          <table:table-cell table:formula="of:=[.J20] / [.$K66]" office:value-type="float" office:value="0.0779112505961584" calcext:value-type="float">
            <text:p>0.0779112505961584</text:p>
          </table:table-cell>
          <table:table-cell table:formula="of:=[.K20] / [.$K66]" office:value-type="float" office:value="0.408096658107339" calcext:value-type="float">
            <text:p>0.408096658107339</text:p>
          </table:table-cell>
          <table:table-cell table:formula="of:=[.L20] / [.$K66]" office:value-type="float" office:value="0.159272066404371" calcext:value-type="float">
            <text:p>0.159272066404371</text:p>
          </table:table-cell>
          <table:table-cell table:formula="of:=[.M20] / [.$K66]" office:value-type="float" office:value="0.154784571860506" calcext:value-type="float">
            <text:p>0.154784571860506</text:p>
          </table:table-cell>
          <table:table-cell table:formula="of:=[.N20] / [.$K66]" office:value-type="float" office:value="0.0911370610075055" calcext:value-type="float">
            <text:p>0.0911370610075055</text:p>
          </table:table-cell>
          <table:table-cell table:formula="of:=[.O20] / [.$K66]" office:value-type="float" office:value="0.10879839202412" calcext:value-type="float">
            <text:p>0.10879839202412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144" calcext:value-type="float">
            <text:p>144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7]/[.A$71]" office:value-type="float" office:value="4" calcext:value-type="float">
            <text:p>4</text:p>
          </table:table-cell>
          <table:table-cell table:formula="of:=[.E21]/[.E$25]" office:value-type="float" office:value="3.18968713195283" calcext:value-type="float">
            <text:p>3.18968713195283</text:p>
          </table:table-cell>
          <table:table-cell table:style-name="Default" table:formula="of:=[.F21]/[.F$25]" office:value-type="float" office:value="4.25488674013797" calcext:value-type="float">
            <text:p>4.25488674013797</text:p>
          </table:table-cell>
          <table:table-cell/>
          <table:table-cell table:formula="of:=[.F44]/[.F$48]" office:value-type="float" office:value="4.2581983424096" calcext:value-type="float">
            <text:p>4.2581983424096</text:p>
          </table:table-cell>
          <table:table-cell/>
          <table:table-cell table:formula="of:=SUM([.J21:.O21])" office:value-type="float" office:value="69.513815" calcext:value-type="float">
            <text:p>69.513815</text:p>
          </table:table-cell>
          <table:table-cell/>
          <table:table-cell table:formula="of:=[.J21] / [.$K67]" office:value-type="float" office:value="0.079636141391463" calcext:value-type="float">
            <text:p>0.079636141391463</text:p>
          </table:table-cell>
          <table:table-cell table:formula="of:=[.K21] / [.$K67]" office:value-type="float" office:value="0.414761511794454" calcext:value-type="float">
            <text:p>0.414761511794454</text:p>
          </table:table-cell>
          <table:table-cell table:formula="of:=[.L21] / [.$K67]" office:value-type="float" office:value="0.157130521465409" calcext:value-type="float">
            <text:p>0.157130521465409</text:p>
          </table:table-cell>
          <table:table-cell table:formula="of:=[.M21] / [.$K67]" office:value-type="float" office:value="0.151068992544863" calcext:value-type="float">
            <text:p>0.151068992544863</text:p>
          </table:table-cell>
          <table:table-cell table:formula="of:=[.N21] / [.$K67]" office:value-type="float" office:value="0.10000778981847" calcext:value-type="float">
            <text:p>0.10000778981847</text:p>
          </table:table-cell>
          <table:table-cell table:formula="of:=[.O21] / [.$K67]" office:value-type="float" office:value="0.0973950429853404" calcext:value-type="float">
            <text:p>0.0973950429853404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72" calcext:value-type="float">
            <text:p>72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8]/[.A$71]" office:value-type="float" office:value="2" calcext:value-type="float">
            <text:p>2</text:p>
          </table:table-cell>
          <table:table-cell table:formula="of:=[.E22]/[.E$25]" office:value-type="float" office:value="1.70576291944509" calcext:value-type="float">
            <text:p>1.70576291944509</text:p>
          </table:table-cell>
          <table:table-cell table:style-name="Default" table:formula="of:=[.F22]/[.F$25]" office:value-type="float" office:value="2.06117524125564" calcext:value-type="float">
            <text:p>2.06117524125564</text:p>
          </table:table-cell>
          <table:table-cell/>
          <table:table-cell table:formula="of:=[.F45]/[.F$48]" office:value-type="float" office:value="2.06572766567331" calcext:value-type="float">
            <text:p>2.06572766567331</text:p>
          </table:table-cell>
          <table:table-cell/>
          <table:table-cell table:formula="of:=SUM([.J22:.O22])" office:value-type="float" office:value="65.948991" calcext:value-type="float">
            <text:p>65.948991</text:p>
          </table:table-cell>
          <table:table-cell/>
          <table:table-cell table:formula="of:=[.J22] / [.$K68]" office:value-type="float" office:value="0.0814046571235639" calcext:value-type="float">
            <text:p>0.0814046571235639</text:p>
          </table:table-cell>
          <table:table-cell table:formula="of:=[.K22] / [.$K68]" office:value-type="float" office:value="0.437913962929319" calcext:value-type="float">
            <text:p>0.437913962929319</text:p>
          </table:table-cell>
          <table:table-cell table:formula="of:=[.L22] / [.$K68]" office:value-type="float" office:value="0.15469489138962" calcext:value-type="float">
            <text:p>0.15469489138962</text:p>
          </table:table-cell>
          <table:table-cell table:formula="of:=[.M22] / [.$K68]" office:value-type="float" office:value="0.153777637022529" calcext:value-type="float">
            <text:p>0.153777637022529</text:p>
          </table:table-cell>
          <table:table-cell table:formula="of:=[.N22] / [.$K68]" office:value-type="float" office:value="0.103553320474607" calcext:value-type="float">
            <text:p>0.103553320474607</text:p>
          </table:table-cell>
          <table:table-cell table:formula="of:=[.O22] / [.$K68]" office:value-type="float" office:value="0.0686555310603615" calcext:value-type="float">
            <text:p>0.0686555310603615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69]/[.A$71]" office:value-type="float" office:value="1" calcext:value-type="float">
            <text:p>1</text:p>
          </table:table-cell>
          <table:table-cell table:formula="of:=[.E23]/[.E$25]" office:value-type="float" office:value="1" calcext:value-type="float">
            <text:p>1</text:p>
          </table:table-cell>
          <table:table-cell table:style-name="Default" table:formula="of:=[.F23]/[.F$25]" office:value-type="float" office:value="1" calcext:value-type="float">
            <text:p>1</text:p>
          </table:table-cell>
          <table:table-cell/>
          <table:table-cell table:formula="of:=[.F46]/[.F$48]" office:value-type="float" office:value="1" calcext:value-type="float">
            <text:p>1</text:p>
          </table:table-cell>
          <table:table-cell/>
          <table:table-cell table:formula="of:=SUM([.J23:.O23])" office:value-type="float" office:value="63.886874" calcext:value-type="float">
            <text:p>63.886874</text:p>
          </table:table-cell>
          <table:table-cell/>
          <table:table-cell table:formula="of:=[.J23] / [.$K69]" office:value-type="float" office:value="0.091661504677784" calcext:value-type="float">
            <text:p>0.091661504677784</text:p>
          </table:table-cell>
          <table:table-cell table:formula="of:=[.K23] / [.$K69]" office:value-type="float" office:value="0.430996999477545" calcext:value-type="float">
            <text:p>0.430996999477545</text:p>
          </table:table-cell>
          <table:table-cell table:formula="of:=[.L23] / [.$K69]" office:value-type="float" office:value="0.157268079824973" calcext:value-type="float">
            <text:p>0.157268079824973</text:p>
          </table:table-cell>
          <table:table-cell table:formula="of:=[.M23] / [.$K69]" office:value-type="float" office:value="0.155249089194754" calcext:value-type="float">
            <text:p>0.155249089194754</text:p>
          </table:table-cell>
          <table:table-cell table:formula="of:=[.N23] / [.$K69]" office:value-type="float" office:value="0.118642633853082" calcext:value-type="float">
            <text:p>0.118642633853082</text:p>
          </table:table-cell>
          <table:table-cell table:formula="of:=[.O23] / [.$K69]" office:value-type="float" office:value="0.0461816929718615" calcext:value-type="float">
            <text:p>0.0461816929718615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70]/[.A$71]" office:value-type="float" office:value="1" calcext:value-type="float">
            <text:p>1</text:p>
          </table:table-cell>
          <table:table-cell table:formula="of:=[.E24]/[.E$25]" office:value-type="float" office:value="1" calcext:value-type="float">
            <text:p>1</text:p>
          </table:table-cell>
          <table:table-cell table:style-name="Default" table:formula="of:=[.F24]/[.F$25]" office:value-type="float" office:value="1" calcext:value-type="float">
            <text:p>1</text:p>
          </table:table-cell>
          <table:table-cell/>
          <table:table-cell table:formula="of:=[.F47]/[.F$48]" office:value-type="float" office:value="1" calcext:value-type="float">
            <text:p>1</text:p>
          </table:table-cell>
          <table:table-cell/>
          <table:table-cell table:formula="of:=SUM([.J24:.O24])" office:value-type="float" office:value="63.886874" calcext:value-type="float">
            <text:p>63.886874</text:p>
          </table:table-cell>
          <table:table-cell/>
          <table:table-cell table:formula="of:=[.J24] / [.$K70]" office:value-type="float" office:value="0.091661504677784" calcext:value-type="float">
            <text:p>0.091661504677784</text:p>
          </table:table-cell>
          <table:table-cell table:formula="of:=[.K24] / [.$K70]" office:value-type="float" office:value="0.430996999477545" calcext:value-type="float">
            <text:p>0.430996999477545</text:p>
          </table:table-cell>
          <table:table-cell table:formula="of:=[.L24] / [.$K70]" office:value-type="float" office:value="0.157268079824973" calcext:value-type="float">
            <text:p>0.157268079824973</text:p>
          </table:table-cell>
          <table:table-cell table:formula="of:=[.M24] / [.$K70]" office:value-type="float" office:value="0.155249089194754" calcext:value-type="float">
            <text:p>0.155249089194754</text:p>
          </table:table-cell>
          <table:table-cell table:formula="of:=[.N24] / [.$K70]" office:value-type="float" office:value="0.118642633853082" calcext:value-type="float">
            <text:p>0.118642633853082</text:p>
          </table:table-cell>
          <table:table-cell table:formula="of:=[.O24] / [.$K70]" office:value-type="float" office:value="0.0461816929718615" calcext:value-type="float">
            <text:p>0.0461816929718615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I$25]" office:value-type="float" office:value="65.514963" calcext:value-type="float">
            <text:p>65.514963</text:p>
          </table:table-cell>
          <table:table-cell/>
          <table:table-cell table:formula="of:=[.A71]/[.A$71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style-name="Default"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float" office:value="1" calcext:value-type="float">
            <text:p>1</text:p>
          </table:table-cell>
          <table:table-cell/>
          <table:table-cell table:formula="of:=SUM([.J25:.O25])" office:value-type="float" office:value="63.886874" calcext:value-type="float">
            <text:p>63.886874</text:p>
          </table:table-cell>
          <table:table-cell/>
          <table:table-cell table:formula="of:=[.J25] / [.$K71]" office:value-type="float" office:value="0.091661504677784" calcext:value-type="float">
            <text:p>0.091661504677784</text:p>
          </table:table-cell>
          <table:table-cell table:formula="of:=[.K25] / [.$K71]" office:value-type="float" office:value="0.430996999477545" calcext:value-type="float">
            <text:p>0.430996999477545</text:p>
          </table:table-cell>
          <table:table-cell table:formula="of:=[.L25] / [.$K71]" office:value-type="float" office:value="0.157268079824973" calcext:value-type="float">
            <text:p>0.157268079824973</text:p>
          </table:table-cell>
          <table:table-cell table:formula="of:=[.M25] / [.$K71]" office:value-type="float" office:value="0.155249089194754" calcext:value-type="float">
            <text:p>0.155249089194754</text:p>
          </table:table-cell>
          <table:table-cell table:formula="of:=[.N25] / [.$K71]" office:value-type="float" office:value="0.118642633853082" calcext:value-type="float">
            <text:p>0.118642633853082</text:p>
          </table:table-cell>
          <table:table-cell table:formula="of:=[.O25] / [.$K71]" office:value-type="float" office:value="0.0461816929718615" calcext:value-type="float">
            <text:p>0.04618169297186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style-name="ce1" table:formula="of:=MAX([.G8:.G25])" office:value-type="float" office:value="0.349797" calcext:value-type="float">
            <text:p>3.50E-01</text:p>
          </table:table-cell>
          <table:table-cell table:style-name="ce1" table:formula="of:=MIN([.G8:.G25])" office:value-type="float" office:value="0.228646" calcext:value-type="float">
            <text:p>2.29E-01</text:p>
          </table:table-cell>
          <table:table-cell table:number-columns-repeated="4"/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C51:Sheet1.C6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21:03:36.3515224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9T21:02:55.415928258</dc:date>
    <meta:editing-duration>PT12H35M22S</meta:editing-duration>
    <meta:editing-cycles>95</meta:editing-cycles>
    <meta:generator>LibreOffice/7.2.4.1$Linux_X86_64 LibreOffice_project/20$Build-1</meta:generator>
    <meta:document-statistic meta:table-count="1" meta:cell-count="9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2.957cm" svg:y="0.228cm" style:legend-expansion="custom" svg:width="14.503cm" svg:height="1.088cm" style:legend-expansion-aspect-ratio="13.3299632352941" chart:style-name="ch2"/>
        <chart:plot-area chart:style-name="ch3" table:cell-range-address="Sheet1.A52:Sheet1.A71 Sheet1.E51:Sheet1.G71 Sheet1.C51:Sheet1.C71 Sheet1.I6:Sheet1.I25" chart:data-source-has-labels="row" svg:x="0.74cm" svg:y="1.337cm" svg:width="18.41cm" svg:height="7.135cm">
          <chart:coordinate-region svg:x="1.361cm" svg:y="1.537cm" svg:width="17.167cm" svg:height="6.288cm"/>
          <chart:axis chart:dimension="x" chart:name="primary-x" chart:style-name="ch4">
            <chart:title svg:x="9.18cm" svg:y="8.255cm" chart:style-name="ch5">
              <text:p>#processes</text:p>
            </chart:title>
          </chart:axis>
          <chart:axis chart:dimension="y" chart:name="primary-y" chart:style-name="ch6">
            <chart:title svg:x="0.206cm" svg:y="5.75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14cm" svg:y="6.078cm" chart:style-name="ch7">
              <text:p>Relative #objects</text:p>
            </chart:title>
          </chart:axis>
          <chart:series chart:attached-axis="secondary-y" chart:style-name="ch10" chart:values-cell-range-address="Sheet1.E52:Sheet1.E71" chart:label-cell-address="Sheet1.E51:Sheet1.E51" chart:class="chart:scatter">
            <chart:domain table:cell-range-address="Sheet1.A52:Sheet1.A71"/>
            <chart:data-point chart:repeated="20"/>
          </chart:series>
          <chart:series chart:attached-axis="secondary-y" chart:style-name="ch11" chart:values-cell-range-address="Sheet1.F52:Sheet1.F71" chart:label-cell-address="Sheet1.F51:Sheet1.F51" chart:class="chart:scatter">
            <chart:data-point chart:repeated="20"/>
          </chart:series>
          <chart:series chart:attached-axis="secondary-y" chart:style-name="ch12" chart:values-cell-range-address="Sheet1.G52:Sheet1.G71" chart:label-cell-address="Sheet1.G51:Sheet1.G51" chart:class="chart:scatter">
            <chart:data-point chart:repeated="20"/>
          </chart:series>
          <chart:series chart:attached-axis="primary-y" chart:style-name="ch13" chart:values-cell-range-address="Sheet1.C52:Sheet1.C71" chart:label-cell-address="Sheet1.C51:Sheet1.C51" chart:class="chart:scatter">
            <chart:data-point chart:repeated="20"/>
          </chart:series>
          <chart:series chart:attached-axis="primary-y" chart:style-name="ch14" chart:values-cell-range-address="Sheet1.I6:Sheet1.I25" loext:label-string="&quot;runtime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51:Sheet1.E51</svg:desc>
                </draw:g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  <table:table-cell office:value-type="string">
                <text:p>symbolic #objects</text:p>
                <draw:g>
                  <svg:desc>Sheet1.G51:Sheet1.G51</svg:desc>
                </draw:g>
              </table:table-cell>
              <table:table-cell office:value-type="string">
                <text:p>ref. runtime</text:p>
                <draw:g>
                  <svg:desc>Sheet1.C51:Sheet1.C51</svg:desc>
                </draw:g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Sheet1.A52:Sheet1.A71</svg:desc>
                </draw:g>
              </table:table-cell>
              <table:table-cell office:value-type="float" office:value="41">
                <text:p>41</text:p>
                <draw:g>
                  <svg:desc>Sheet1.E52:Sheet1.E71</svg:desc>
                </draw:g>
              </table:table-cell>
              <table:table-cell office:value-type="float" office:value="29.9086208451327">
                <text:p>29.9086208451327</text:p>
                <draw:g>
                  <svg:desc>Sheet1.F52:Sheet1.F71</svg:desc>
                </draw:g>
              </table:table-cell>
              <table:table-cell office:value-type="float" office:value="30.8753947906896">
                <text:p>30.8753947906896</text:p>
                <draw:g>
                  <svg:desc>Sheet1.G52:Sheet1.G71</svg:desc>
                </draw:g>
              </table:table-cell>
              <table:table-cell office:value-type="float" office:value="65.514963">
                <text:p>65.514963</text:p>
                <draw:g>
                  <svg:desc>Sheet1.C52:Sheet1.C71</svg:desc>
                </draw:g>
              </table:table-cell>
              <table:table-cell office:value-type="float" office:value="69.762358">
                <text:p>69.762358</text:p>
                <draw:g>
                  <svg:desc>Sheet1.I6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28.3147067081317">
                <text:p>28.3147067081317</text:p>
              </table:table-cell>
              <table:table-cell office:value-type="float" office:value="28.4125939087745">
                <text:p>28.4125939087745</text:p>
              </table:table-cell>
              <table:table-cell office:value-type="float" office:value="65.514963">
                <text:p>65.514963</text:p>
              </table:table-cell>
              <table:table-cell office:value-type="float" office:value="68.761388">
                <text:p>68.761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6.7547328134976">
                <text:p>26.7547328134976</text:p>
              </table:table-cell>
              <table:table-cell office:value-type="float" office:value="25.9397316377226">
                <text:p>25.9397316377226</text:p>
              </table:table-cell>
              <table:table-cell office:value-type="float" office:value="65.514963">
                <text:p>65.514963</text:p>
              </table:table-cell>
              <table:table-cell office:value-type="float" office:value="68.420069">
                <text:p>68.420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5.1864309960688">
                <text:p>25.1864309960688</text:p>
              </table:table-cell>
              <table:table-cell office:value-type="float" office:value="23.3256465638967">
                <text:p>23.3256465638967</text:p>
              </table:table-cell>
              <table:table-cell office:value-type="float" office:value="65.514963">
                <text:p>65.514963</text:p>
              </table:table-cell>
              <table:table-cell office:value-type="float" office:value="67.752053">
                <text:p>67.752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3.5927740598543">
                <text:p>23.5927740598543</text:p>
              </table:table-cell>
              <table:table-cell office:value-type="float" office:value="20.5864658252257">
                <text:p>20.5864658252257</text:p>
              </table:table-cell>
              <table:table-cell office:value-type="float" office:value="65.514963">
                <text:p>65.514963</text:p>
              </table:table-cell>
              <table:table-cell office:value-type="float" office:value="64.222928">
                <text:p>64.222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21.5662557662435">
                <text:p>21.5662557662435</text:p>
              </table:table-cell>
              <table:table-cell office:value-type="float" office:value="18.1096353247432">
                <text:p>18.1096353247432</text:p>
              </table:table-cell>
              <table:table-cell office:value-type="float" office:value="65.514963">
                <text:p>65.514963</text:p>
              </table:table-cell>
              <table:table-cell office:value-type="float" office:value="63.829676">
                <text:p>63.829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9.0109092444423">
                <text:p>19.0109092444423</text:p>
              </table:table-cell>
              <table:table-cell office:value-type="float" office:value="16.6289133793238">
                <text:p>16.6289133793238</text:p>
              </table:table-cell>
              <table:table-cell office:value-type="float" office:value="65.514963">
                <text:p>65.514963</text:p>
              </table:table-cell>
              <table:table-cell office:value-type="float" office:value="66.953613">
                <text:p>66.953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6.4340363781493">
                <text:p>16.4340363781493</text:p>
              </table:table-cell>
              <table:table-cell office:value-type="float" office:value="14.8728555861068">
                <text:p>14.8728555861068</text:p>
              </table:table-cell>
              <table:table-cell office:value-type="float" office:value="65.514963">
                <text:p>65.514963</text:p>
              </table:table-cell>
              <table:table-cell office:value-type="float" office:value="65.341512">
                <text:p>65.341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4.7238998720221">
                <text:p>14.7238998720221</text:p>
              </table:table-cell>
              <table:table-cell office:value-type="float" office:value="13.6907713672602">
                <text:p>13.6907713672602</text:p>
              </table:table-cell>
              <table:table-cell office:value-type="float" office:value="65.514963">
                <text:p>65.514963</text:p>
              </table:table-cell>
              <table:table-cell office:value-type="float" office:value="58.700348">
                <text:p>58.700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3.050467823511">
                <text:p>13.050467823511</text:p>
              </table:table-cell>
              <table:table-cell office:value-type="float" office:value="12.4807314845683">
                <text:p>12.4807314845683</text:p>
              </table:table-cell>
              <table:table-cell office:value-type="float" office:value="65.514963">
                <text:p>65.514963</text:p>
              </table:table-cell>
              <table:table-cell office:value-type="float" office:value="58.90917">
                <text:p>58.90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1.3481534829987">
                <text:p>11.3481534829987</text:p>
              </table:table-cell>
              <table:table-cell office:value-type="float" office:value="11.2486085473339">
                <text:p>11.2486085473339</text:p>
              </table:table-cell>
              <table:table-cell office:value-type="float" office:value="65.514963">
                <text:p>65.514963</text:p>
              </table:table-cell>
              <table:table-cell office:value-type="float" office:value="62.919875">
                <text:p>62.919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6838794697496">
                <text:p>9.6838794697496</text:p>
              </table:table-cell>
              <table:table-cell office:value-type="float" office:value="9.98245528043175">
                <text:p>9.98245528043175</text:p>
              </table:table-cell>
              <table:table-cell office:value-type="float" office:value="65.514963">
                <text:p>65.514963</text:p>
              </table:table-cell>
              <table:table-cell office:value-type="float" office:value="61.502222">
                <text:p>61.50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8.01209036992195">
                <text:p>8.01209036992195</text:p>
              </table:table-cell>
              <table:table-cell office:value-type="float" office:value="8.73253383702051">
                <text:p>8.73253383702051</text:p>
              </table:table-cell>
              <table:table-cell office:value-type="float" office:value="65.514963">
                <text:p>65.514963</text:p>
              </table:table-cell>
              <table:table-cell office:value-type="float" office:value="71.869224">
                <text:p>71.869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6.29666839891317">
                <text:p>6.29666839891317</text:p>
              </table:table-cell>
              <table:table-cell office:value-type="float" office:value="7.46157574223817">
                <text:p>7.46157574223817</text:p>
              </table:table-cell>
              <table:table-cell office:value-type="float" office:value="65.514963">
                <text:p>65.514963</text:p>
              </table:table-cell>
              <table:table-cell office:value-type="float" office:value="65.673822">
                <text:p>65.673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4.62148197980064">
                <text:p>4.62148197980064</text:p>
              </table:table-cell>
              <table:table-cell office:value-type="float" office:value="6.2107817494739">
                <text:p>6.2107817494739</text:p>
              </table:table-cell>
              <table:table-cell office:value-type="float" office:value="65.514963">
                <text:p>65.514963</text:p>
              </table:table-cell>
              <table:table-cell office:value-type="float" office:value="67.708707">
                <text:p>67.708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18968713195283">
                <text:p>3.18968713195283</text:p>
              </table:table-cell>
              <table:table-cell office:value-type="float" office:value="4.25488674013797">
                <text:p>4.25488674013797</text:p>
              </table:table-cell>
              <table:table-cell office:value-type="float" office:value="65.514963">
                <text:p>65.514963</text:p>
              </table:table-cell>
              <table:table-cell office:value-type="float" office:value="70.698978">
                <text:p>70.698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70576291944509">
                <text:p>1.70576291944509</text:p>
              </table:table-cell>
              <table:table-cell office:value-type="float" office:value="2.06117524125564">
                <text:p>2.06117524125564</text:p>
              </table:table-cell>
              <table:table-cell office:value-type="float" office:value="65.514963">
                <text:p>65.514963</text:p>
              </table:table-cell>
              <table:table-cell office:value-type="float" office:value="67.280129">
                <text:p>67.280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514963">
                <text:p>65.514963</text:p>
              </table:table-cell>
              <table:table-cell office:value-type="float" office:value="65.514963">
                <text:p>65.514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514963">
                <text:p>65.514963</text:p>
              </table:table-cell>
              <table:table-cell office:value-type="float" office:value="65.514963">
                <text:p>65.514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5.514963">
                <text:p>65.514963</text:p>
              </table:table-cell>
              <table:table-cell office:value-type="float" office:value="65.514963">
                <text:p>65.514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37cm" svg:y="0.192cm" style:legend-expansion="custom" svg:width="14.655cm" svg:height="1.036cm" style:legend-expansion-aspect-ratio="14.1457528957529" chart:style-name="ch2"/>
        <chart:plot-area chart:style-name="ch3" table:cell-range-address="Sheet1.A52:Sheet1.A71 Sheet1.M51:Sheet1.R71" chart:data-source-has-labels="row" svg:x="0.709cm" svg:y="1.186cm" svg:width="18.971cm" svg:height="7.211cm">
          <chart:coordinate-region svg:x="1.621cm" svg:y="1.385cm" svg:width="17.687cm" svg:height="6.365cm"/>
          <chart:axis chart:dimension="x" chart:name="primary-x" chart:style-name="ch4">
            <chart:title svg:x="9.354cm" svg:y="8.24cm" chart:style-name="ch5">
              <text:p>#processes</text:p>
            </chart:title>
          </chart:axis>
          <chart:axis chart:dimension="y" chart:name="primary-y" chart:style-name="ch6">
            <chart:title svg:x="0.149cm" svg:y="6.44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52:Sheet1.M71" chart:label-cell-address="Sheet1.M51:Sheet1.M51" chart:class="chart:scatter">
            <chart:domain table:cell-range-address="Sheet1.A52:Sheet1.A71"/>
            <chart:data-point chart:repeated="20"/>
          </chart:series>
          <chart:series chart:style-name="ch10" chart:values-cell-range-address="Sheet1.N52:Sheet1.N71" chart:label-cell-address="Sheet1.N51:Sheet1.N51" chart:class="chart:scatter">
            <chart:data-point chart:repeated="20"/>
          </chart:series>
          <chart:series chart:style-name="ch11" chart:values-cell-range-address="Sheet1.O52:Sheet1.O71" chart:label-cell-address="Sheet1.O51:Sheet1.O51" chart:class="chart:scatter">
            <chart:data-point chart:repeated="20"/>
          </chart:series>
          <chart:series chart:style-name="ch12" chart:values-cell-range-address="Sheet1.P52:Sheet1.P71" chart:label-cell-address="Sheet1.P51:Sheet1.P51" chart:class="chart:scatter">
            <chart:data-point chart:repeated="20"/>
          </chart:series>
          <chart:series chart:style-name="ch13" chart:values-cell-range-address="Sheet1.Q52:Sheet1.Q71" chart:label-cell-address="Sheet1.Q51:Sheet1.Q51" chart:class="chart:scatter">
            <chart:data-point chart:repeated="20"/>
          </chart:series>
          <chart:series chart:style-name="ch14" chart:values-cell-range-address="Sheet1.R52:Sheet1.R71" chart:label-cell-address="Sheet1.R51:Sheet1.R5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51:Sheet1.M51</svg:desc>
                </draw:g>
              </table:table-cell>
              <table:table-cell office:value-type="string">
                <text:p>symbolic step</text:p>
                <draw:g>
                  <svg:desc>Sheet1.N51:Sheet1.N51</svg:desc>
                </draw:g>
              </table:table-cell>
              <table:table-cell office:value-type="string">
                <text:p>duplicates elimination</text:p>
                <draw:g>
                  <svg:desc>Sheet1.O51:Sheet1.O51</svg:desc>
                </draw:g>
              </table:table-cell>
              <table:table-cell office:value-type="string">
                <text:p>pre-object generation</text:p>
                <draw:g>
                  <svg:desc>Sheet1.P51:Sheet1.P51</svg:desc>
                </draw:g>
              </table:table-cell>
              <table:table-cell office:value-type="string">
                <text:p>object generation</text:p>
                <draw:g>
                  <svg:desc>Sheet1.Q51:Sheet1.Q51</svg:desc>
                </draw:g>
              </table:table-cell>
              <table:table-cell office:value-type="string">
                <text:p>communication</text:p>
                <draw:g>
                  <svg:desc>Sheet1.R51:Sheet1.R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Sheet1.A52:Sheet1.A71</svg:desc>
                </draw:g>
              </table:table-cell>
              <table:table-cell office:value-type="float" office:value="0.0924363501186078">
                <text:p>0.0924363501186078</text:p>
                <draw:g>
                  <svg:desc>Sheet1.M52:Sheet1.M71</svg:desc>
                </draw:g>
              </table:table-cell>
              <table:table-cell office:value-type="float" office:value="0.329034246183503">
                <text:p>0.329034246183503</text:p>
                <draw:g>
                  <svg:desc>Sheet1.N52:Sheet1.N71</svg:desc>
                </draw:g>
              </table:table-cell>
              <table:table-cell office:value-type="float" office:value="0.175452833851114">
                <text:p>0.175452833851114</text:p>
                <draw:g>
                  <svg:desc>Sheet1.O52:Sheet1.O71</svg:desc>
                </draw:g>
              </table:table-cell>
              <table:table-cell office:value-type="float" office:value="0.1405394960745">
                <text:p>0.1405394960745</text:p>
                <draw:g>
                  <svg:desc>Sheet1.P52:Sheet1.P71</svg:desc>
                </draw:g>
              </table:table-cell>
              <table:table-cell office:value-type="float" office:value="0.117886046912948">
                <text:p>0.117886046912948</text:p>
                <draw:g>
                  <svg:desc>Sheet1.Q52:Sheet1.Q71</svg:desc>
                </draw:g>
              </table:table-cell>
              <table:table-cell office:value-type="float" office:value="0.144651026859327">
                <text:p>0.144651026859327</text:p>
                <draw:g>
                  <svg:desc>Sheet1.R52:Sheet1.R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8">
                <text:p>1368</text:p>
              </table:table-cell>
              <table:table-cell office:value-type="float" office:value="0.0927570826888623">
                <text:p>0.0927570826888623</text:p>
              </table:table-cell>
              <table:table-cell office:value-type="float" office:value="0.328185844214332">
                <text:p>0.328185844214332</text:p>
              </table:table-cell>
              <table:table-cell office:value-type="float" office:value="0.177099703819554">
                <text:p>0.177099703819554</text:p>
              </table:table-cell>
              <table:table-cell office:value-type="float" office:value="0.142505865195952">
                <text:p>0.142505865195952</text:p>
              </table:table-cell>
              <table:table-cell office:value-type="float" office:value="0.121197219155156">
                <text:p>0.121197219155156</text:p>
              </table:table-cell>
              <table:table-cell office:value-type="float" office:value="0.138254284926143">
                <text:p>0.138254284926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">
                <text:p>1260</text:p>
              </table:table-cell>
              <table:table-cell office:value-type="float" office:value="0.093620692395125">
                <text:p>0.093620692395125</text:p>
              </table:table-cell>
              <table:table-cell office:value-type="float" office:value="0.335808739817766">
                <text:p>0.335808739817766</text:p>
              </table:table-cell>
              <table:table-cell office:value-type="float" office:value="0.171965475519351">
                <text:p>0.171965475519351</text:p>
              </table:table-cell>
              <table:table-cell office:value-type="float" office:value="0.139759213309689">
                <text:p>0.139759213309689</text:p>
              </table:table-cell>
              <table:table-cell office:value-type="float" office:value="0.123649130509617">
                <text:p>0.123649130509617</text:p>
              </table:table-cell>
              <table:table-cell office:value-type="float" office:value="0.135196748448453">
                <text:p>0.135196748448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0.0944271312140525">
                <text:p>0.0944271312140525</text:p>
              </table:table-cell>
              <table:table-cell office:value-type="float" office:value="0.33546019424889">
                <text:p>0.33546019424889</text:p>
              </table:table-cell>
              <table:table-cell office:value-type="float" office:value="0.171548209830494">
                <text:p>0.171548209830494</text:p>
              </table:table-cell>
              <table:table-cell office:value-type="float" office:value="0.136212655690297">
                <text:p>0.136212655690297</text:p>
              </table:table-cell>
              <table:table-cell office:value-type="float" office:value="0.128193132022463">
                <text:p>0.128193132022463</text:p>
              </table:table-cell>
              <table:table-cell office:value-type="float" office:value="0.134158676993802">
                <text:p>0.13415867699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">
                <text:p>1044</text:p>
              </table:table-cell>
              <table:table-cell office:value-type="float" office:value="0.098881459178631">
                <text:p>0.098881459178631</text:p>
              </table:table-cell>
              <table:table-cell office:value-type="float" office:value="0.329469492126962">
                <text:p>0.329469492126962</text:p>
              </table:table-cell>
              <table:table-cell office:value-type="float" office:value="0.17075263071318">
                <text:p>0.17075263071318</text:p>
              </table:table-cell>
              <table:table-cell office:value-type="float" office:value="0.13834357577532">
                <text:p>0.13834357577532</text:p>
              </table:table-cell>
              <table:table-cell office:value-type="float" office:value="0.137858449963879">
                <text:p>0.137858449963879</text:p>
              </table:table-cell>
              <table:table-cell office:value-type="float" office:value="0.124694392242029">
                <text:p>0.124694392242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  <table:table-cell office:value-type="float" office:value="0.0996427932224661">
                <text:p>0.0996427932224661</text:p>
              </table:table-cell>
              <table:table-cell office:value-type="float" office:value="0.331887425577233">
                <text:p>0.331887425577233</text:p>
              </table:table-cell>
              <table:table-cell office:value-type="float" office:value="0.164495268117252">
                <text:p>0.164495268117252</text:p>
              </table:table-cell>
              <table:table-cell office:value-type="float" office:value="0.139233571377424">
                <text:p>0.139233571377424</text:p>
              </table:table-cell>
              <table:table-cell office:value-type="float" office:value="0.142291644582511">
                <text:p>0.142291644582511</text:p>
              </table:table-cell>
              <table:table-cell office:value-type="float" office:value="0.122449297123114">
                <text:p>0.122449297123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0.101413659159972">
                <text:p>0.101413659159972</text:p>
              </table:table-cell>
              <table:table-cell office:value-type="float" office:value="0.331859456538688">
                <text:p>0.331859456538688</text:p>
              </table:table-cell>
              <table:table-cell office:value-type="float" office:value="0.165097083487376">
                <text:p>0.165097083487376</text:p>
              </table:table-cell>
              <table:table-cell office:value-type="float" office:value="0.152867545885209">
                <text:p>0.152867545885209</text:p>
              </table:table-cell>
              <table:table-cell office:value-type="float" office:value="0.132716427595894">
                <text:p>0.132716427595894</text:p>
              </table:table-cell>
              <table:table-cell office:value-type="float" office:value="0.11604582733286">
                <text:p>0.11604582733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0.101307953449444">
                <text:p>0.101307953449444</text:p>
              </table:table-cell>
              <table:table-cell office:value-type="float" office:value="0.334078449373692">
                <text:p>0.334078449373692</text:p>
              </table:table-cell>
              <table:table-cell office:value-type="float" office:value="0.169138555739526">
                <text:p>0.169138555739526</text:p>
              </table:table-cell>
              <table:table-cell office:value-type="float" office:value="0.148551372277844">
                <text:p>0.148551372277844</text:p>
              </table:table-cell>
              <table:table-cell office:value-type="float" office:value="0.136166051810982">
                <text:p>0.136166051810982</text:p>
              </table:table-cell>
              <table:table-cell office:value-type="float" office:value="0.110757617348512">
                <text:p>0.110757617348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  <table:table-cell office:value-type="float" office:value="0.0879853016982033">
                <text:p>0.0879853016982033</text:p>
              </table:table-cell>
              <table:table-cell office:value-type="float" office:value="0.38016915452175">
                <text:p>0.38016915452175</text:p>
              </table:table-cell>
              <table:table-cell office:value-type="float" office:value="0.148142790511704">
                <text:p>0.148142790511704</text:p>
              </table:table-cell>
              <table:table-cell office:value-type="float" office:value="0.149053357036202">
                <text:p>0.149053357036202</text:p>
              </table:table-cell>
              <table:table-cell office:value-type="float" office:value="0.112336302499629">
                <text:p>0.112336302499629</text:p>
              </table:table-cell>
              <table:table-cell office:value-type="float" office:value="0.122313093732512">
                <text:p>0.122313093732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0.0882975449221096">
                <text:p>0.0882975449221096</text:p>
              </table:table-cell>
              <table:table-cell office:value-type="float" office:value="0.379405560015952">
                <text:p>0.379405560015952</text:p>
              </table:table-cell>
              <table:table-cell office:value-type="float" office:value="0.151011922623222">
                <text:p>0.151011922623222</text:p>
              </table:table-cell>
              <table:table-cell office:value-type="float" office:value="0.149229218917794">
                <text:p>0.149229218917794</text:p>
              </table:table-cell>
              <table:table-cell office:value-type="float" office:value="0.111752717700531">
                <text:p>0.111752717700531</text:p>
              </table:table-cell>
              <table:table-cell office:value-type="float" office:value="0.120303035820391">
                <text:p>0.120303035820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0.0933975771957937">
                <text:p>0.0933975771957937</text:p>
              </table:table-cell>
              <table:table-cell office:value-type="float" office:value="0.371984342699172">
                <text:p>0.371984342699172</text:p>
              </table:table-cell>
              <table:table-cell office:value-type="float" office:value="0.154208625378691">
                <text:p>0.154208625378691</text:p>
              </table:table-cell>
              <table:table-cell office:value-type="float" office:value="0.142625810897318">
                <text:p>0.142625810897318</text:p>
              </table:table-cell>
              <table:table-cell office:value-type="float" office:value="0.122017133327625">
                <text:p>0.122017133327625</text:p>
              </table:table-cell>
              <table:table-cell office:value-type="float" office:value="0.115766510501401">
                <text:p>0.115766510501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0.083213754425074">
                <text:p>0.083213754425074</text:p>
              </table:table-cell>
              <table:table-cell office:value-type="float" office:value="0.401724315465503">
                <text:p>0.401724315465503</text:p>
              </table:table-cell>
              <table:table-cell office:value-type="float" office:value="0.145686231505312">
                <text:p>0.145686231505312</text:p>
              </table:table-cell>
              <table:table-cell office:value-type="float" office:value="0.149613693782549">
                <text:p>0.149613693782549</text:p>
              </table:table-cell>
              <table:table-cell office:value-type="float" office:value="0.1050382299694">
                <text:p>0.1050382299694</text:p>
              </table:table-cell>
              <table:table-cell office:value-type="float" office:value="0.114723774852162">
                <text:p>0.114723774852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0.0982590935586602">
                <text:p>0.0982590935586602</text:p>
              </table:table-cell>
              <table:table-cell office:value-type="float" office:value="0.348447356700753">
                <text:p>0.348447356700753</text:p>
              </table:table-cell>
              <table:table-cell office:value-type="float" office:value="0.176554197556871">
                <text:p>0.176554197556871</text:p>
              </table:table-cell>
              <table:table-cell office:value-type="float" office:value="0.156163176336466">
                <text:p>0.156163176336466</text:p>
              </table:table-cell>
              <table:table-cell office:value-type="float" office:value="0.120461342048038">
                <text:p>0.120461342048038</text:p>
              </table:table-cell>
              <table:table-cell office:value-type="float" office:value="0.100114833799213">
                <text:p>0.100114833799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0.0798697965530198">
                <text:p>0.0798697965530198</text:p>
              </table:table-cell>
              <table:table-cell office:value-type="float" office:value="0.409143954214954">
                <text:p>0.409143954214954</text:p>
              </table:table-cell>
              <table:table-cell office:value-type="float" office:value="0.150264476239095">
                <text:p>0.150264476239095</text:p>
              </table:table-cell>
              <table:table-cell office:value-type="float" office:value="0.151991194991508">
                <text:p>0.151991194991508</text:p>
              </table:table-cell>
              <table:table-cell office:value-type="float" office:value="0.0948653099791292">
                <text:p>0.0948653099791292</text:p>
              </table:table-cell>
              <table:table-cell office:value-type="float" office:value="0.113865268022294">
                <text:p>0.113865268022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0.0779112505961584">
                <text:p>0.0779112505961584</text:p>
              </table:table-cell>
              <table:table-cell office:value-type="float" office:value="0.408096658107339">
                <text:p>0.408096658107339</text:p>
              </table:table-cell>
              <table:table-cell office:value-type="float" office:value="0.159272066404371">
                <text:p>0.159272066404371</text:p>
              </table:table-cell>
              <table:table-cell office:value-type="float" office:value="0.154784571860506">
                <text:p>0.154784571860506</text:p>
              </table:table-cell>
              <table:table-cell office:value-type="float" office:value="0.0911370610075055">
                <text:p>0.0911370610075055</text:p>
              </table:table-cell>
              <table:table-cell office:value-type="float" office:value="0.10879839202412">
                <text:p>0.10879839202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0.079636141391463">
                <text:p>0.079636141391463</text:p>
              </table:table-cell>
              <table:table-cell office:value-type="float" office:value="0.414761511794454">
                <text:p>0.414761511794454</text:p>
              </table:table-cell>
              <table:table-cell office:value-type="float" office:value="0.157130521465409">
                <text:p>0.157130521465409</text:p>
              </table:table-cell>
              <table:table-cell office:value-type="float" office:value="0.151068992544863">
                <text:p>0.151068992544863</text:p>
              </table:table-cell>
              <table:table-cell office:value-type="float" office:value="0.10000778981847">
                <text:p>0.10000778981847</text:p>
              </table:table-cell>
              <table:table-cell office:value-type="float" office:value="0.0973950429853404">
                <text:p>0.0973950429853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0814046571235639">
                <text:p>0.0814046571235639</text:p>
              </table:table-cell>
              <table:table-cell office:value-type="float" office:value="0.437913962929319">
                <text:p>0.437913962929319</text:p>
              </table:table-cell>
              <table:table-cell office:value-type="float" office:value="0.15469489138962">
                <text:p>0.15469489138962</text:p>
              </table:table-cell>
              <table:table-cell office:value-type="float" office:value="0.153777637022529">
                <text:p>0.153777637022529</text:p>
              </table:table-cell>
              <table:table-cell office:value-type="float" office:value="0.103553320474607">
                <text:p>0.103553320474607</text:p>
              </table:table-cell>
              <table:table-cell office:value-type="float" office:value="0.0686555310603615">
                <text:p>0.0686555310603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91661504677784">
                <text:p>0.091661504677784</text:p>
              </table:table-cell>
              <table:table-cell office:value-type="float" office:value="0.430996999477545">
                <text:p>0.430996999477545</text:p>
              </table:table-cell>
              <table:table-cell office:value-type="float" office:value="0.157268079824973">
                <text:p>0.157268079824973</text:p>
              </table:table-cell>
              <table:table-cell office:value-type="float" office:value="0.155249089194754">
                <text:p>0.155249089194754</text:p>
              </table:table-cell>
              <table:table-cell office:value-type="float" office:value="0.118642633853082">
                <text:p>0.118642633853082</text:p>
              </table:table-cell>
              <table:table-cell office:value-type="float" office:value="0.0461816929718615">
                <text:p>0.0461816929718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91661504677784">
                <text:p>0.091661504677784</text:p>
              </table:table-cell>
              <table:table-cell office:value-type="float" office:value="0.430996999477545">
                <text:p>0.430996999477545</text:p>
              </table:table-cell>
              <table:table-cell office:value-type="float" office:value="0.157268079824973">
                <text:p>0.157268079824973</text:p>
              </table:table-cell>
              <table:table-cell office:value-type="float" office:value="0.155249089194754">
                <text:p>0.155249089194754</text:p>
              </table:table-cell>
              <table:table-cell office:value-type="float" office:value="0.118642633853082">
                <text:p>0.118642633853082</text:p>
              </table:table-cell>
              <table:table-cell office:value-type="float" office:value="0.0461816929718615">
                <text:p>0.0461816929718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091661504677784">
                <text:p>0.091661504677784</text:p>
              </table:table-cell>
              <table:table-cell office:value-type="float" office:value="0.430996999477545">
                <text:p>0.430996999477545</text:p>
              </table:table-cell>
              <table:table-cell office:value-type="float" office:value="0.157268079824973">
                <text:p>0.157268079824973</text:p>
              </table:table-cell>
              <table:table-cell office:value-type="float" office:value="0.155249089194754">
                <text:p>0.155249089194754</text:p>
              </table:table-cell>
              <table:table-cell office:value-type="float" office:value="0.118642633853082">
                <text:p>0.118642633853082</text:p>
              </table:table-cell>
              <table:table-cell office:value-type="float" office:value="0.0461816929718615">
                <text:p>0.0461816929718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11.33cm" svg:y="5.794cm" style:legend-expansion="custom" svg:width="6.835cm" svg:height="1.755cm" style:legend-expansion-aspect-ratio="3.89458689458689" chart:style-name="ch2"/>
        <chart:plot-area chart:style-name="ch3" table:cell-range-address="Sheet1.F52:Sheet1.G71 Sheet1.G6:Sheet1.G25 Sheet1.G29:Sheet1.G48 Sheet1.F51:Sheet1.F51" chart:data-source-has-labels="row" svg:x="0.673cm" svg:y="0.359cm" svg:width="18.474cm" svg:height="8.073cm">
          <chart:coordinate-region svg:x="1.585cm" svg:y="0.558cm" svg:width="16.94cm" svg:height="7.227cm"/>
          <chart:axis chart:dimension="x" chart:name="primary-x" chart:style-name="ch4">
            <chart:title svg:x="7.961cm" svg:y="8.24cm" chart:style-name="ch5">
              <text:p>Relative symbolic #objects </text:p>
            </chart:title>
          </chart:axis>
          <chart:axis chart:dimension="y" chart:name="primary-y" chart:style-name="ch6">
            <chart:title svg:x="0.199cm" svg:y="5.324cm" chart:style-name="ch7">
              <text:p>Accuracy</text:p>
            </chart:title>
            <chart:grid chart:style-name="ch8" chart:class="major"/>
          </chart:axis>
          <chart:axis chart:dimension="y" chart:name="secondary-y" chart:style-name="ch9">
            <chart:title svg:x="19.203cm" svg:y="5.931cm" chart:style-name="ch7">
              <text:p>Relative #objects </text:p>
            </chart:title>
          </chart:axis>
          <chart:series chart:attached-axis="primary-y" chart:style-name="ch10" chart:values-cell-range-address="Sheet1.G6:Sheet1.G25" loext:label-string="&quot;probabilistic ranking accuracy&quot;" chart:class="chart:scatter">
            <chart:domain table:cell-range-address="Sheet1.G52:Sheet1.G71"/>
            <chart:data-point chart:repeated="20"/>
          </chart:series>
          <chart:series chart:attached-axis="primary-y" chart:style-name="ch11" chart:values-cell-range-address="Sheet1.G29:Sheet1.G48" loext:label-string="&quot;deterministic ranking accuracy&quot;" chart:class="chart:scatter">
            <chart:domain table:cell-range-address="Sheet1.I52:Sheet1.I71"/>
            <chart:data-point chart:repeated="20"/>
          </chart:series>
          <chart:series chart:attached-axis="secondary-y" chart:style-name="ch12" chart:values-cell-range-address="Sheet1.F52:Sheet1.F71" chart:label-cell-address="Sheet1.F51:Sheet1.F5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babilistic ranking accuracy</text:p>
              </table:table-cell>
              <table:table-cell office:value-type="string">
                <text:p>Column I</text:p>
              </table:table-cell>
              <table:table-cell office:value-type="string">
                <text:p>deterministic ranking accuracy</text:p>
              </table:table-cell>
              <table:table-cell office:value-type="string">
                <text:p>#objects</text:p>
                <draw:g>
                  <svg:desc>Sheet1.F51:Sheet1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8753947906896">
                <text:p>30.8753947906896</text:p>
                <draw:g>
                  <svg:desc>Sheet1.G52:Sheet1.G71</svg:desc>
                </draw:g>
              </table:table-cell>
              <table:table-cell office:value-type="float" office:value="0.35972">
                <text:p>0.35972</text:p>
                <draw:g>
                  <svg:desc>Sheet1.G6:Sheet1.G25</svg:desc>
                </draw:g>
              </table:table-cell>
              <table:table-cell office:value-type="float" office:value="30.9242207177804">
                <text:p>30.9242207177804</text:p>
                <draw:g>
                  <svg:desc>Sheet1.I52:Sheet1.I71</svg:desc>
                </draw:g>
              </table:table-cell>
              <table:table-cell office:value-type="float" office:value="0.391647">
                <text:p>0.391647</text:p>
                <draw:g>
                  <svg:desc>Sheet1.G29:Sheet1.G48</svg:desc>
                </draw:g>
              </table:table-cell>
              <table:table-cell office:value-type="float" office:value="29.9086208451327">
                <text:p>29.9086208451327</text:p>
                <draw:g>
                  <svg:desc>Sheet1.F52:Sheet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4125939087745">
                <text:p>28.4125939087745</text:p>
              </table:table-cell>
              <table:table-cell office:value-type="float" office:value="0.354078">
                <text:p>0.354078</text:p>
              </table:table-cell>
              <table:table-cell office:value-type="float" office:value="28.4565842468853">
                <text:p>28.4565842468853</text:p>
              </table:table-cell>
              <table:table-cell office:value-type="float" office:value="0.386266">
                <text:p>0.386266</text:p>
              </table:table-cell>
              <table:table-cell office:value-type="float" office:value="28.3147067081317">
                <text:p>28.3147067081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9397316377226">
                <text:p>25.9397316377226</text:p>
              </table:table-cell>
              <table:table-cell office:value-type="float" office:value="0.349797">
                <text:p>0.349797</text:p>
              </table:table-cell>
              <table:table-cell office:value-type="float" office:value="25.9727250143265">
                <text:p>25.9727250143265</text:p>
              </table:table-cell>
              <table:table-cell office:value-type="float" office:value="0.38141">
                <text:p>0.38141</text:p>
              </table:table-cell>
              <table:table-cell office:value-type="float" office:value="26.7547328134976">
                <text:p>26.7547328134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3256465638967">
                <text:p>23.3256465638967</text:p>
              </table:table-cell>
              <table:table-cell office:value-type="float" office:value="0.344634">
                <text:p>0.344634</text:p>
              </table:table-cell>
              <table:table-cell office:value-type="float" office:value="23.3405212556407">
                <text:p>23.3405212556407</text:p>
              </table:table-cell>
              <table:table-cell office:value-type="float" office:value="0.375217">
                <text:p>0.375217</text:p>
              </table:table-cell>
              <table:table-cell office:value-type="float" office:value="25.1864309960688">
                <text:p>25.1864309960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5864658252257">
                <text:p>20.5864658252257</text:p>
              </table:table-cell>
              <table:table-cell office:value-type="float" office:value="0.340773">
                <text:p>0.340773</text:p>
              </table:table-cell>
              <table:table-cell office:value-type="float" office:value="20.6012806310678">
                <text:p>20.6012806310678</text:p>
              </table:table-cell>
              <table:table-cell office:value-type="float" office:value="0.37082">
                <text:p>0.37082</text:p>
              </table:table-cell>
              <table:table-cell office:value-type="float" office:value="23.5927740598543">
                <text:p>23.5927740598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1096353247432">
                <text:p>18.1096353247432</text:p>
              </table:table-cell>
              <table:table-cell office:value-type="float" office:value="0.339082">
                <text:p>0.339082</text:p>
              </table:table-cell>
              <table:table-cell office:value-type="float" office:value="17.9780611555206">
                <text:p>17.9780611555206</text:p>
              </table:table-cell>
              <table:table-cell office:value-type="float" office:value="0.368521">
                <text:p>0.368521</text:p>
              </table:table-cell>
              <table:table-cell office:value-type="float" office:value="21.5662557662435">
                <text:p>21.5662557662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289133793238">
                <text:p>16.6289133793238</text:p>
              </table:table-cell>
              <table:table-cell office:value-type="float" office:value="0.338486">
                <text:p>0.338486</text:p>
              </table:table-cell>
              <table:table-cell office:value-type="float" office:value="16.5296227322992">
                <text:p>16.5296227322992</text:p>
              </table:table-cell>
              <table:table-cell office:value-type="float" office:value="0.368162">
                <text:p>0.368162</text:p>
              </table:table-cell>
              <table:table-cell office:value-type="float" office:value="19.0109092444423">
                <text:p>19.0109092444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728555861068">
                <text:p>14.8728555861068</text:p>
              </table:table-cell>
              <table:table-cell office:value-type="float" office:value="0.329733">
                <text:p>0.329733</text:p>
              </table:table-cell>
              <table:table-cell office:value-type="float" office:value="14.8432349714412">
                <text:p>14.8432349714412</text:p>
              </table:table-cell>
              <table:table-cell office:value-type="float" office:value="0.359332">
                <text:p>0.359332</text:p>
              </table:table-cell>
              <table:table-cell office:value-type="float" office:value="16.4340363781493">
                <text:p>16.4340363781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6907713672602">
                <text:p>13.6907713672602</text:p>
              </table:table-cell>
              <table:table-cell office:value-type="float" office:value="0.323079">
                <text:p>0.323079</text:p>
              </table:table-cell>
              <table:table-cell office:value-type="float" office:value="13.6654428381014">
                <text:p>13.6654428381014</text:p>
              </table:table-cell>
              <table:table-cell office:value-type="float" office:value="0.352612">
                <text:p>0.352612</text:p>
              </table:table-cell>
              <table:table-cell office:value-type="float" office:value="14.7238998720221">
                <text:p>14.7238998720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4807314845683">
                <text:p>12.4807314845683</text:p>
              </table:table-cell>
              <table:table-cell office:value-type="float" office:value="0.31987">
                <text:p>0.31987</text:p>
              </table:table-cell>
              <table:table-cell office:value-type="float" office:value="12.471205736125">
                <text:p>12.471205736125</text:p>
              </table:table-cell>
              <table:table-cell office:value-type="float" office:value="0.34849">
                <text:p>0.34849</text:p>
              </table:table-cell>
              <table:table-cell office:value-type="float" office:value="13.050467823511">
                <text:p>13.050467823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486085473339">
                <text:p>11.2486085473339</text:p>
              </table:table-cell>
              <table:table-cell office:value-type="float" office:value="0.316662">
                <text:p>0.316662</text:p>
              </table:table-cell>
              <table:table-cell office:value-type="float" office:value="11.2569720724222">
                <text:p>11.2569720724222</text:p>
              </table:table-cell>
              <table:table-cell office:value-type="float" office:value="0.345659">
                <text:p>0.345659</text:p>
              </table:table-cell>
              <table:table-cell office:value-type="float" office:value="11.3481534829987">
                <text:p>11.348153482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8245528043175">
                <text:p>9.98245528043175</text:p>
              </table:table-cell>
              <table:table-cell office:value-type="float" office:value="0.312829">
                <text:p>0.312829</text:p>
              </table:table-cell>
              <table:table-cell office:value-type="float" office:value="10.0028161240681">
                <text:p>10.0028161240681</text:p>
              </table:table-cell>
              <table:table-cell office:value-type="float" office:value="0.341169">
                <text:p>0.341169</text:p>
              </table:table-cell>
              <table:table-cell office:value-type="float" office:value="9.6838794697496">
                <text:p>9.6838794697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3253383702051">
                <text:p>8.73253383702051</text:p>
              </table:table-cell>
              <table:table-cell office:value-type="float" office:value="0.304722">
                <text:p>0.304722</text:p>
              </table:table-cell>
              <table:table-cell office:value-type="float" office:value="8.73447682784297">
                <text:p>8.73447682784297</text:p>
              </table:table-cell>
              <table:table-cell office:value-type="float" office:value="0.335479">
                <text:p>0.335479</text:p>
              </table:table-cell>
              <table:table-cell office:value-type="float" office:value="8.01209036992195">
                <text:p>8.01209036992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6157574223817">
                <text:p>7.46157574223817</text:p>
              </table:table-cell>
              <table:table-cell office:value-type="float" office:value="0.293356">
                <text:p>0.293356</text:p>
              </table:table-cell>
              <table:table-cell office:value-type="float" office:value="7.48610708745967">
                <text:p>7.48610708745967</text:p>
              </table:table-cell>
              <table:table-cell office:value-type="float" office:value="0.322428">
                <text:p>0.322428</text:p>
              </table:table-cell>
              <table:table-cell office:value-type="float" office:value="6.29666839891317">
                <text:p>6.29666839891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107817494739">
                <text:p>6.2107817494739</text:p>
              </table:table-cell>
              <table:table-cell office:value-type="float" office:value="0.286927">
                <text:p>0.286927</text:p>
              </table:table-cell>
              <table:table-cell office:value-type="float" office:value="6.21153303768087">
                <text:p>6.21153303768087</text:p>
              </table:table-cell>
              <table:table-cell office:value-type="float" office:value="0.314805">
                <text:p>0.314805</text:p>
              </table:table-cell>
              <table:table-cell office:value-type="float" office:value="4.62148197980064">
                <text:p>4.62148197980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488674013797">
                <text:p>4.25488674013797</text:p>
              </table:table-cell>
              <table:table-cell office:value-type="float" office:value="0.277713">
                <text:p>0.277713</text:p>
              </table:table-cell>
              <table:table-cell office:value-type="float" office:value="4.2581983424096">
                <text:p>4.2581983424096</text:p>
              </table:table-cell>
              <table:table-cell office:value-type="float" office:value="0.303788">
                <text:p>0.303788</text:p>
              </table:table-cell>
              <table:table-cell office:value-type="float" office:value="3.18968713195283">
                <text:p>3.18968713195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6117524125564">
                <text:p>2.06117524125564</text:p>
              </table:table-cell>
              <table:table-cell office:value-type="float" office:value="0.25614">
                <text:p>0.25614</text:p>
              </table:table-cell>
              <table:table-cell office:value-type="float" office:value="2.06572766567331">
                <text:p>2.06572766567331</text:p>
              </table:table-cell>
              <table:table-cell office:value-type="float" office:value="0.281908">
                <text:p>0.281908</text:p>
              </table:table-cell>
              <table:table-cell office:value-type="float" office:value="1.70576291944509">
                <text:p>1.70576291944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228646">
                <text:p>0.228646</text:p>
              </table:table-cell>
              <table:table-cell office:value-type="float" office:value="1">
                <text:p>1</text:p>
              </table:table-cell>
              <table:table-cell office:value-type="float" office:value="0.2537">
                <text:p>0.2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228646">
                <text:p>0.228646</text:p>
              </table:table-cell>
              <table:table-cell office:value-type="float" office:value="1">
                <text:p>1</text:p>
              </table:table-cell>
              <table:table-cell office:value-type="float" office:value="0.2537">
                <text:p>0.2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28646">
                <text:p>0.228646</text:p>
              </table:table-cell>
              <table:table-cell office:value-type="float" office:value="1">
                <text:p>1</text:p>
              </table:table-cell>
              <table:table-cell office:value-type="float" office:value="0.2537">
                <text:p>0.25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